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2.0583in"/>
    </style:style>
    <style:style style:name="co9" style:family="table-column">
      <style:table-column-properties fo:break-before="auto" style:column-width="2.7016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9pt" fo:font-weight="normal" style:font-name-asian="F" style:font-size-asian="9pt" style:font-weight-asian="normal" style:font-name-complex="Lohit Devanagari1" style:font-size-complex="9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style:font-name-asian="F" style:font-size-asian="9pt" style:font-name-complex="Lohit Devanagari1" style:font-size-complex="9pt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name-asian="F" style:font-size-asian="12pt" style:font-name-complex="Lohit Devanagari1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fo:language="none" fo:country="none" style:font-name-asian="Noto Sans Mono CJK SC" style:font-size-asian="9pt" style:language-asian="none" style:country-asian="none" style:font-name-complex="Liberation Mono" style:font-size-complex="9pt" style:language-complex="none" style:country-complex="none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9pt" style:language-asian="none" style:country-asian="none" style:font-style-asian="normal" style:font-weight-asian="normal" style:font-name-complex="Liberation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9pt" style:language-asian="none" style:country-asian="none" style:font-style-asian="normal" style:font-weight-asian="normal" style:font-name-complex="Liberation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language="en" fo:country="US" style:language-asian="zh" style:country-asian="CN" style:language-complex="hi" style:country-complex="IN" style:letter-kerning="true"/>
    </style:style>
    <style:style style:name="T2" style:family="text">
      <style:text-properties style:use-window-font-color="true" fo:language="en" fo:country="US" style:language-asian="zh" style:country-asian="CN" style:language-complex="hi" style:country-complex="IN" style:font-name="Liberation Sans" style:letter-kerning="true" fo:font-size="9pt" style:font-size-asian="9pt" style:font-size-complex="9pt"/>
    </style:style>
    <style:style style:name="T3" style:family="text">
      <style:text-properties style:use-window-font-color="true" fo:language="en" fo:country="US" style:language-asian="zh" style:country-asian="CN" style:language-complex="hi" style:country-complex="IN" style:letter-kerning="true" style:font-name="F"/>
    </style:style>
    <style:style style:name="T4" style:family="text">
      <style:text-properties fo:font-size="10pt" style:font-name-asian="Noto Sans Mono CJK SC" style:font-name-complex="Liberation Mono" style:font-size-complex="10pt" style:font-name="Liberation Sans"/>
    </style:style>
    <style:style style:name="T5" style:family="text">
      <style:text-properties style:font-name="Liberation Mono" fo:font-size="10pt" style:font-name-asian="Noto Sans Mono CJK SC" style:font-name-complex="Liberation Mono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 table:number-columns-spanned="2" table:number-rows-spanned="1">
            <text:p>Nougat Test 0</text:p>
          </table:table-cell>
          <table:covered-table-cell/>
          <table:table-cell office:value-type="string" calcext:value-type="string" table:number-columns-spanned="2" table:number-rows-spanned="1">
            <text:p>Shadow Nougat Test 0</text:p>
          </table:table-cell>
          <table:covered-table-cell/>
          <table:table-cell office:value-type="string" calcext:value-type="string">
            <text:p>Difference Tail A</text:p>
          </table:table-cell>
          <table:table-cell office:value-type="string" calcext:value-type="string">
            <text:p>Difference Tail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ugat Tail A</text:p>
          </table:table-cell>
          <table:table-cell office:value-type="string" calcext:value-type="string">
            <text:p>Nougat Tail B</text:p>
          </table:table-cell>
          <table:table-cell office:value-type="string" calcext:value-type="string">
            <text:p>Shadow Nougat Tail A</text:p>
          </table:table-cell>
          <table:table-cell office:value-type="string" calcext:value-type="string">
            <text:p>Shadow Nougat Tail B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<text:span text:style-name="T1">0.9067470547042995</text:span></text:p>
          </table:table-cell>
          <table:table-cell table:style-name="ce6" office:value-type="string" calcext:value-type="string">
            <text:p><text:span text:style-name="T2">0.9646374052094049</text:span><text:span text:style-name="T3"> </text:span></text:p>
          </table:table-cell>
          <table:table-cell table:style-name="ce7" office:value-type="float" office:value="0.906747054704299" calcext:value-type="float">
            <text:p>0.906747054704299</text:p>
          </table:table-cell>
          <table:table-cell table:style-name="ce11" office:value-type="float" office:value="0.964637405209405" calcext:value-type="float">
            <text:p>0.964637405209405</text:p>
          </table:table-cell>
          <table:table-cell table:number-columns-repeated="6"/>
        </table:table-row>
        <table:table-row table:style-name="ro1">
          <table:table-cell table:formula="of:=ROUND([.A3];5)" office:value-type="float" office:value="0.90675" calcext:value-type="float">
            <text:p>0.90675</text:p>
          </table:table-cell>
          <table:table-cell table:formula="of:=ROUND([.B3];5)" office:value-type="float" office:value="0.96464" calcext:value-type="float">
            <text:p>0.96464</text:p>
          </table:table-cell>
          <table:table-cell table:formula="of:=ROUND([.C3];5)" office:value-type="float" office:value="0.90675" calcext:value-type="float">
            <text:p>0.90675</text:p>
          </table:table-cell>
          <table:table-cell table:formula="of:=ROUND([.D3];5)" office:value-type="float" office:value="0.96464" calcext:value-type="float">
            <text:p>0.96464</text:p>
          </table:table-cell>
          <table:table-cell table:formula="of:=[.A4]-[.C4]" office:value-type="float" office:value="0" calcext:value-type="float">
            <text:p>0</text:p>
          </table:table-cell>
          <table:table-cell table:formula="of:=[.B4]-[.D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Nougat Test 0.5</text:p>
          </table:table-cell>
          <table:covered-table-cell/>
          <table:table-cell office:value-type="string" calcext:value-type="string" table:number-columns-spanned="2" table:number-rows-spanned="1">
            <text:p>Shadow Nougat Test 0.5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Nougat Tail A</text:p>
          </table:table-cell>
          <table:table-cell office:value-type="string" calcext:value-type="string">
            <text:p>Nougat Tail B</text:p>
          </table:table-cell>
          <table:table-cell office:value-type="string" calcext:value-type="string">
            <text:p>Shadow Nougat Tail A</text:p>
          </table:table-cell>
          <table:table-cell office:value-type="string" calcext:value-type="string">
            <text:p>Shadow Nougat Tail B</text:p>
          </table:table-cell>
          <table:table-cell office:value-type="string" calcext:value-type="string">
            <text:p>Difference Tail A</text:p>
          </table:table-cell>
          <table:table-cell office:value-type="string" calcext:value-type="string">
            <text:p>Difference Tail B</text:p>
          </table:table-cell>
          <table:table-cell table:number-columns-repeated="4"/>
        </table:table-row>
        <table:table-row table:style-name="ro1">
          <table:table-cell table:style-name="ce2" office:value-type="float" office:value="0.969731655568829" calcext:value-type="float">
            <text:p>0.969731655568829</text:p>
          </table:table-cell>
          <table:table-cell table:style-name="ce3" office:value-type="string" calcext:value-type="string">
            <text:p><text:span text:style-name="T1">0.9688478324842491</text:span></text:p>
          </table:table-cell>
          <table:table-cell table:style-name="ce8" office:value-type="float" office:value="0.969732" calcext:value-type="float">
            <text:p>0.969732</text:p>
          </table:table-cell>
          <table:table-cell table:style-name="ce8" office:value-type="float" office:value="0.968848" calcext:value-type="float">
            <text:p>0.968848</text:p>
          </table:table-cell>
          <table:table-cell table:number-columns-repeated="6"/>
        </table:table-row>
        <table:table-row table:style-name="ro1">
          <table:table-cell table:style-name="ce2" office:value-type="float" office:value="0.954281646120916" calcext:value-type="float">
            <text:p>0.954281646120916</text:p>
          </table:table-cell>
          <table:table-cell table:style-name="ce2" office:value-type="float" office:value="0.937546900561875" calcext:value-type="float">
            <text:p>0.937546900561875</text:p>
          </table:table-cell>
          <table:table-cell table:style-name="ce8" office:value-type="float" office:value="0.954282" calcext:value-type="float">
            <text:p>0.954282</text:p>
          </table:table-cell>
          <table:table-cell table:style-name="ce8" office:value-type="float" office:value="0.937547" calcext:value-type="float">
            <text:p>0.937547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0.9067470547042995</text:span></text:p>
          </table:table-cell>
          <table:table-cell table:style-name="ce2" office:value-type="float" office:value="0.964637405209405" calcext:value-type="float">
            <text:p>0.964637405209405</text:p>
          </table:table-cell>
          <table:table-cell table:style-name="ce8" office:value-type="float" office:value="0.906747" calcext:value-type="float">
            <text:p>0.906747</text:p>
          </table:table-cell>
          <table:table-cell table:style-name="ce8" office:value-type="float" office:value="0.964637" calcext:value-type="float">
            <text:p>0.964637</text:p>
          </table:table-cell>
          <table:table-cell table:number-columns-repeated="6"/>
        </table:table-row>
        <table:table-row table:style-name="ro1">
          <table:table-cell table:style-name="ce2" office:value-type="float" office:value="0.96542000641618" calcext:value-type="float">
            <text:p>0.96542000641618</text:p>
          </table:table-cell>
          <table:table-cell table:style-name="ce2" office:value-type="float" office:value="0.966826365532393" calcext:value-type="float">
            <text:p>0.966826365532393</text:p>
          </table:table-cell>
          <table:table-cell table:style-name="ce8" office:value-type="float" office:value="0.96542" calcext:value-type="float">
            <text:p>0.96542</text:p>
          </table:table-cell>
          <table:table-cell table:style-name="ce8" office:value-type="float" office:value="0.966826" calcext:value-type="float">
            <text:p>0.966826</text:p>
          </table:table-cell>
          <table:table-cell table:number-columns-repeated="6"/>
        </table:table-row>
        <table:table-row table:style-name="ro1">
          <table:table-cell table:style-name="ce2" office:value-type="float" office:value="0.961406624940604" calcext:value-type="float">
            <text:p>0.961406624940604</text:p>
          </table:table-cell>
          <table:table-cell table:style-name="ce2" office:value-type="float" office:value="0.947819407705839" calcext:value-type="float">
            <text:p>0.947819407705839</text:p>
          </table:table-cell>
          <table:table-cell table:style-name="ce8" office:value-type="float" office:value="0.961407" calcext:value-type="float">
            <text:p>0.961407</text:p>
          </table:table-cell>
          <table:table-cell table:style-name="ce8" office:value-type="float" office:value="0.947819" calcext:value-type="float">
            <text:p>0.947819</text:p>
          </table:table-cell>
          <table:table-cell table:number-columns-repeated="6"/>
        </table:table-row>
        <table:table-row table:style-name="ro1">
          <table:table-cell table:style-name="ce2" office:value-type="float" office:value="0.921259843046109" calcext:value-type="float">
            <text:p>0.921259843046109</text:p>
          </table:table-cell>
          <table:table-cell table:style-name="ce2" office:value-type="float" office:value="0.947386313053146" calcext:value-type="float">
            <text:p>0.947386313053146</text:p>
          </table:table-cell>
          <table:table-cell table:style-name="ce8" office:value-type="float" office:value="0.92126" calcext:value-type="float">
            <text:p>0.92126</text:p>
          </table:table-cell>
          <table:table-cell table:style-name="ce8" office:value-type="float" office:value="0.947386" calcext:value-type="float">
            <text:p>0.947386</text:p>
          </table:table-cell>
          <table:table-cell table:number-columns-repeated="6"/>
        </table:table-row>
        <table:table-row table:style-name="ro1">
          <table:table-cell table:style-name="ce2" office:value-type="float" office:value="0.971362717912616" calcext:value-type="float">
            <text:p>0.971362717912616</text:p>
          </table:table-cell>
          <table:table-cell table:style-name="ce2" office:value-type="float" office:value="0.941011612419375" calcext:value-type="float">
            <text:p>0.941011612419375</text:p>
          </table:table-cell>
          <table:table-cell table:style-name="ce8" office:value-type="float" office:value="0.971363" calcext:value-type="float">
            <text:p>0.971363</text:p>
          </table:table-cell>
          <table:table-cell table:style-name="ce8" office:value-type="float" office:value="0.941012" calcext:value-type="float">
            <text:p>0.941012</text:p>
          </table:table-cell>
          <table:table-cell table:number-columns-repeated="6"/>
        </table:table-row>
        <table:table-row table:style-name="ro1">
          <table:table-cell table:style-name="ce2" office:value-type="float" office:value="0.983370334434655" calcext:value-type="float">
            <text:p>0.983370334434655</text:p>
          </table:table-cell>
          <table:table-cell table:style-name="ce2" office:value-type="float" office:value="0.921427971117392" calcext:value-type="float">
            <text:p>0.921427971117392</text:p>
          </table:table-cell>
          <table:table-cell table:style-name="ce8" office:value-type="float" office:value="0.98337" calcext:value-type="float">
            <text:p>0.98337</text:p>
          </table:table-cell>
          <table:table-cell table:style-name="ce8" office:value-type="float" office:value="0.921428" calcext:value-type="float">
            <text:p>0.921428</text:p>
          </table:table-cell>
          <table:table-cell table:number-columns-repeated="6"/>
        </table:table-row>
        <table:table-row table:style-name="ro1">
          <table:table-cell table:style-name="ce2" office:value-type="float" office:value="0.980856381137112" calcext:value-type="float">
            <text:p>0.980856381137112</text:p>
          </table:table-cell>
          <table:table-cell table:style-name="ce2" office:value-type="float" office:value="0.959794620551956" calcext:value-type="float">
            <text:p>0.959794620551956</text:p>
          </table:table-cell>
          <table:table-cell table:style-name="ce8" office:value-type="float" office:value="0.980856" calcext:value-type="float">
            <text:p>0.980856</text:p>
          </table:table-cell>
          <table:table-cell table:style-name="ce8" office:value-type="float" office:value="0.959795" calcext:value-type="float">
            <text:p>0.959795</text:p>
          </table:table-cell>
          <table:table-cell table:number-columns-repeated="6"/>
        </table:table-row>
        <table:table-row table:style-name="ro1">
          <table:table-cell table:style-name="ce2" office:value-type="float" office:value="0.954653850246245" calcext:value-type="float">
            <text:p>0.954653850246245</text:p>
          </table:table-cell>
          <table:table-cell table:style-name="ce2" office:value-type="float" office:value="0.925018617759166" calcext:value-type="float">
            <text:p>0.925018617759166</text:p>
          </table:table-cell>
          <table:table-cell table:style-name="ce8" office:value-type="float" office:value="0.954654" calcext:value-type="float">
            <text:p>0.954654</text:p>
          </table:table-cell>
          <table:table-cell table:style-name="ce8" office:value-type="float" office:value="0.925019" calcext:value-type="float">
            <text:p>0.92501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4" table:formula="of:=ROUND([.A8];5)" office:value-type="float" office:value="0.96973" calcext:value-type="float">
            <text:p>0.96973</text:p>
          </table:table-cell>
          <table:table-cell table:style-name="ce4" table:formula="of:=ROUND([.B8];5)" office:value-type="float" office:value="0.96885" calcext:value-type="float">
            <text:p>0.96885</text:p>
          </table:table-cell>
          <table:table-cell table:style-name="ce4" table:formula="of:=ROUND([.C8];5)" office:value-type="float" office:value="0.96973" calcext:value-type="float">
            <text:p>0.96973</text:p>
          </table:table-cell>
          <table:table-cell table:style-name="ce4" table:formula="of:=ROUND([.D8];5)" office:value-type="float" office:value="0.96885" calcext:value-type="float">
            <text:p>0.96885</text:p>
          </table:table-cell>
          <table:table-cell table:style-name="ce4" table:formula="of:=[.A19]-[.C19]" office:value-type="float" office:value="0" calcext:value-type="float">
            <text:p>0</text:p>
          </table:table-cell>
          <table:table-cell table:style-name="ce4" table:formula="of:=[.B19]-[.D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table:formula="of:=ROUND([.A9];5)" office:value-type="float" office:value="0.95428" calcext:value-type="float">
            <text:p>0.95428</text:p>
          </table:table-cell>
          <table:table-cell table:style-name="ce4" table:formula="of:=ROUND([.B9];5)" office:value-type="float" office:value="0.93755" calcext:value-type="float">
            <text:p>0.93755</text:p>
          </table:table-cell>
          <table:table-cell table:style-name="ce4" table:formula="of:=ROUND([.C9];5)" office:value-type="float" office:value="0.95428" calcext:value-type="float">
            <text:p>0.95428</text:p>
          </table:table-cell>
          <table:table-cell table:style-name="ce4" table:formula="of:=ROUND([.D9];5)" office:value-type="float" office:value="0.93755" calcext:value-type="float">
            <text:p>0.93755</text:p>
          </table:table-cell>
          <table:table-cell table:style-name="ce4" table:formula="of:=[.A20]-[.C20]" office:value-type="float" office:value="0" calcext:value-type="float">
            <text:p>0</text:p>
          </table:table-cell>
          <table:table-cell table:style-name="ce4" table:formula="of:=[.B20]-[.D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table:formula="of:=ROUND([.A10];5)" office:value-type="float" office:value="0.90675" calcext:value-type="float">
            <text:p>0.90675</text:p>
          </table:table-cell>
          <table:table-cell table:style-name="ce4" table:formula="of:=ROUND([.B10];5)" office:value-type="float" office:value="0.96464" calcext:value-type="float">
            <text:p>0.96464</text:p>
          </table:table-cell>
          <table:table-cell table:style-name="ce4" table:formula="of:=ROUND([.C10];5)" office:value-type="float" office:value="0.90675" calcext:value-type="float">
            <text:p>0.90675</text:p>
          </table:table-cell>
          <table:table-cell table:style-name="ce4" table:formula="of:=ROUND([.D10];5)" office:value-type="float" office:value="0.96464" calcext:value-type="float">
            <text:p>0.96464</text:p>
          </table:table-cell>
          <table:table-cell table:style-name="ce4" table:formula="of:=[.A21]-[.C21]" office:value-type="float" office:value="0" calcext:value-type="float">
            <text:p>0</text:p>
          </table:table-cell>
          <table:table-cell table:style-name="ce4" table:formula="of:=[.B21]-[.D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table:formula="of:=ROUND([.A11];5)" office:value-type="float" office:value="0.96542" calcext:value-type="float">
            <text:p>0.96542</text:p>
          </table:table-cell>
          <table:table-cell table:style-name="ce4" table:formula="of:=ROUND([.B11];5)" office:value-type="float" office:value="0.96683" calcext:value-type="float">
            <text:p>0.96683</text:p>
          </table:table-cell>
          <table:table-cell table:style-name="ce4" table:formula="of:=ROUND([.C11];5)" office:value-type="float" office:value="0.96542" calcext:value-type="float">
            <text:p>0.96542</text:p>
          </table:table-cell>
          <table:table-cell table:style-name="ce4" table:formula="of:=ROUND([.D11];5)" office:value-type="float" office:value="0.96683" calcext:value-type="float">
            <text:p>0.96683</text:p>
          </table:table-cell>
          <table:table-cell table:style-name="ce4" table:formula="of:=[.A22]-[.C22]" office:value-type="float" office:value="0" calcext:value-type="float">
            <text:p>0</text:p>
          </table:table-cell>
          <table:table-cell table:style-name="ce4" table:formula="of:=[.B22]-[.D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table:formula="of:=ROUND([.A12];5)" office:value-type="float" office:value="0.96141" calcext:value-type="float">
            <text:p>0.96141</text:p>
          </table:table-cell>
          <table:table-cell table:style-name="ce4" table:formula="of:=ROUND([.B12];5)" office:value-type="float" office:value="0.94782" calcext:value-type="float">
            <text:p>0.94782</text:p>
          </table:table-cell>
          <table:table-cell table:style-name="ce4" table:formula="of:=ROUND([.C12];5)" office:value-type="float" office:value="0.96141" calcext:value-type="float">
            <text:p>0.96141</text:p>
          </table:table-cell>
          <table:table-cell table:style-name="ce4" table:formula="of:=ROUND([.D12];5)" office:value-type="float" office:value="0.94782" calcext:value-type="float">
            <text:p>0.94782</text:p>
          </table:table-cell>
          <table:table-cell table:style-name="ce4" table:formula="of:=[.A23]-[.C23]" office:value-type="float" office:value="0" calcext:value-type="float">
            <text:p>0</text:p>
          </table:table-cell>
          <table:table-cell table:style-name="ce4" table:formula="of:=[.B23]-[.D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table:formula="of:=ROUND([.A13];5)" office:value-type="float" office:value="0.92126" calcext:value-type="float">
            <text:p>0.92126</text:p>
          </table:table-cell>
          <table:table-cell table:style-name="ce4" table:formula="of:=ROUND([.B13];5)" office:value-type="float" office:value="0.94739" calcext:value-type="float">
            <text:p>0.94739</text:p>
          </table:table-cell>
          <table:table-cell table:style-name="ce4" table:formula="of:=ROUND([.C13];5)" office:value-type="float" office:value="0.92126" calcext:value-type="float">
            <text:p>0.92126</text:p>
          </table:table-cell>
          <table:table-cell table:style-name="ce4" table:formula="of:=ROUND([.D13];5)" office:value-type="float" office:value="0.94739" calcext:value-type="float">
            <text:p>0.94739</text:p>
          </table:table-cell>
          <table:table-cell table:style-name="ce4" table:formula="of:=[.A24]-[.C24]" office:value-type="float" office:value="0" calcext:value-type="float">
            <text:p>0</text:p>
          </table:table-cell>
          <table:table-cell table:style-name="ce4" table:formula="of:=[.B24]-[.D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table:formula="of:=ROUND([.A14];5)" office:value-type="float" office:value="0.97136" calcext:value-type="float">
            <text:p>0.97136</text:p>
          </table:table-cell>
          <table:table-cell table:style-name="ce4" table:formula="of:=ROUND([.B14];5)" office:value-type="float" office:value="0.94101" calcext:value-type="float">
            <text:p>0.94101</text:p>
          </table:table-cell>
          <table:table-cell table:style-name="ce4" table:formula="of:=ROUND([.C14];5)" office:value-type="float" office:value="0.97136" calcext:value-type="float">
            <text:p>0.97136</text:p>
          </table:table-cell>
          <table:table-cell table:style-name="ce4" table:formula="of:=ROUND([.D14];5)" office:value-type="float" office:value="0.94101" calcext:value-type="float">
            <text:p>0.94101</text:p>
          </table:table-cell>
          <table:table-cell table:style-name="ce4" table:formula="of:=[.A25]-[.C25]" office:value-type="float" office:value="0" calcext:value-type="float">
            <text:p>0</text:p>
          </table:table-cell>
          <table:table-cell table:style-name="ce4" table:formula="of:=[.B25]-[.D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table:formula="of:=ROUND([.A15];5)" office:value-type="float" office:value="0.98337" calcext:value-type="float">
            <text:p>0.98337</text:p>
          </table:table-cell>
          <table:table-cell table:style-name="ce4" table:formula="of:=ROUND([.B15];5)" office:value-type="float" office:value="0.92143" calcext:value-type="float">
            <text:p>0.92143</text:p>
          </table:table-cell>
          <table:table-cell table:style-name="ce4" table:formula="of:=ROUND([.C15];5)" office:value-type="float" office:value="0.98337" calcext:value-type="float">
            <text:p>0.98337</text:p>
          </table:table-cell>
          <table:table-cell table:style-name="ce4" table:formula="of:=ROUND([.D15];5)" office:value-type="float" office:value="0.92143" calcext:value-type="float">
            <text:p>0.92143</text:p>
          </table:table-cell>
          <table:table-cell table:style-name="ce4" table:formula="of:=[.A26]-[.C26]" office:value-type="float" office:value="0" calcext:value-type="float">
            <text:p>0</text:p>
          </table:table-cell>
          <table:table-cell table:style-name="ce4" table:formula="of:=[.B26]-[.D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table:formula="of:=ROUND([.A16];5)" office:value-type="float" office:value="0.98086" calcext:value-type="float">
            <text:p>0.98086</text:p>
          </table:table-cell>
          <table:table-cell table:style-name="ce4" table:formula="of:=ROUND([.B16];5)" office:value-type="float" office:value="0.95979" calcext:value-type="float">
            <text:p>0.95979</text:p>
          </table:table-cell>
          <table:table-cell table:style-name="ce4" table:formula="of:=ROUND([.C16];5)" office:value-type="float" office:value="0.98086" calcext:value-type="float">
            <text:p>0.98086</text:p>
          </table:table-cell>
          <table:table-cell table:style-name="ce8" office:value-type="float" office:value="0.95979" calcext:value-type="float">
            <text:p>0.95979</text:p>
          </table:table-cell>
          <table:table-cell table:style-name="ce4" table:formula="of:=[.A27]-[.C27]" office:value-type="float" office:value="0" calcext:value-type="float">
            <text:p>0</text:p>
          </table:table-cell>
          <table:table-cell table:style-name="ce4" table:formula="of:=[.B27]-[.D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table:formula="of:=ROUND([.A17];5)" office:value-type="float" office:value="0.95465" calcext:value-type="float">
            <text:p>0.95465</text:p>
          </table:table-cell>
          <table:table-cell table:style-name="ce4" table:formula="of:=ROUND([.B17];5)" office:value-type="float" office:value="0.92502" calcext:value-type="float">
            <text:p>0.92502</text:p>
          </table:table-cell>
          <table:table-cell table:style-name="ce4" table:formula="of:=ROUND([.C17];5)" office:value-type="float" office:value="0.95465" calcext:value-type="float">
            <text:p>0.95465</text:p>
          </table:table-cell>
          <table:table-cell table:style-name="ce4" table:formula="of:=ROUND([.D17];5)" office:value-type="float" office:value="0.92502" calcext:value-type="float">
            <text:p>0.92502</text:p>
          </table:table-cell>
          <table:table-cell table:style-name="ce4" table:formula="of:=[.A28]-[.C28]" office:value-type="float" office:value="0" calcext:value-type="float">
            <text:p>0</text:p>
          </table:table-cell>
          <table:table-cell table:style-name="ce4" table:formula="of:=[.B28]-[.D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Nougat Test 1</text:p>
          </table:table-cell>
          <table:covered-table-cell/>
          <table:table-cell office:value-type="string" calcext:value-type="string" table:number-columns-spanned="2" table:number-rows-spanned="1">
            <text:p>Shadow Nougat Test 1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Nougat Tail A</text:p>
          </table:table-cell>
          <table:table-cell office:value-type="string" calcext:value-type="string">
            <text:p>Nougat Tail B</text:p>
          </table:table-cell>
          <table:table-cell office:value-type="string" calcext:value-type="string">
            <text:p>Shadow Nougat Tail A</text:p>
          </table:table-cell>
          <table:table-cell office:value-type="string" calcext:value-type="string">
            <text:p>Shadow Nougat Tail B</text:p>
          </table:table-cell>
          <table:table-cell office:value-type="string" calcext:value-type="string">
            <text:p>Difference Tail A</text:p>
          </table:table-cell>
          <table:table-cell office:value-type="string" calcext:value-type="string">
            <text:p>Difference Tail B</text:p>
          </table:table-cell>
          <table:table-cell table:number-columns-repeated="4"/>
        </table:table-row>
        <table:table-row table:style-name="ro1">
          <table:table-cell table:style-name="ce5" office:value-type="float" office:value="0.969731655568829" calcext:value-type="float">
            <text:p>0.969731655568829</text:p>
          </table:table-cell>
          <table:table-cell table:style-name="ce5" office:value-type="float" office:value="0.968847832484249" calcext:value-type="float">
            <text:p>0.968847832484249</text:p>
          </table:table-cell>
          <table:table-cell table:style-name="ce9" office:value-type="float" office:value="0.969732" calcext:value-type="float">
            <text:p>0.969732</text:p>
          </table:table-cell>
          <table:table-cell table:style-name="ce9" office:value-type="float" office:value="0.968848" calcext:value-type="float">
            <text:p>0.968848</text:p>
          </table:table-cell>
          <table:table-cell table:number-columns-repeated="6"/>
        </table:table-row>
        <table:table-row table:style-name="ro1">
          <table:table-cell table:style-name="ce5" office:value-type="float" office:value="0.954281646120916" calcext:value-type="float">
            <text:p>0.954281646120916</text:p>
          </table:table-cell>
          <table:table-cell table:style-name="ce5" office:value-type="float" office:value="0.937546900561875" calcext:value-type="float">
            <text:p>0.937546900561875</text:p>
          </table:table-cell>
          <table:table-cell table:style-name="ce9" office:value-type="float" office:value="0.954282" calcext:value-type="float">
            <text:p>0.954282</text:p>
          </table:table-cell>
          <table:table-cell table:style-name="ce9" office:value-type="float" office:value="0.937547" calcext:value-type="float">
            <text:p>0.937547</text:p>
          </table:table-cell>
          <table:table-cell table:number-columns-repeated="6"/>
        </table:table-row>
        <table:table-row table:style-name="ro1">
          <table:table-cell table:style-name="ce5" office:value-type="float" office:value="0.906747054704299" calcext:value-type="float">
            <text:p>0.906747054704299</text:p>
          </table:table-cell>
          <table:table-cell table:style-name="ce5" office:value-type="float" office:value="0.964637405209405" calcext:value-type="float">
            <text:p>0.964637405209405</text:p>
          </table:table-cell>
          <table:table-cell table:style-name="ce9" office:value-type="float" office:value="0.906747" calcext:value-type="float">
            <text:p>0.906747</text:p>
          </table:table-cell>
          <table:table-cell table:style-name="ce9" office:value-type="float" office:value="0.964637" calcext:value-type="float">
            <text:p>0.964637</text:p>
          </table:table-cell>
          <table:table-cell table:number-columns-repeated="6"/>
        </table:table-row>
        <table:table-row table:style-name="ro1">
          <table:table-cell table:style-name="ce5" office:value-type="float" office:value="0.96542000641618" calcext:value-type="float">
            <text:p>0.96542000641618</text:p>
          </table:table-cell>
          <table:table-cell table:style-name="ce5" office:value-type="float" office:value="0.966826365532393" calcext:value-type="float">
            <text:p>0.966826365532393</text:p>
          </table:table-cell>
          <table:table-cell table:style-name="ce9" office:value-type="float" office:value="0.96542" calcext:value-type="float">
            <text:p>0.96542</text:p>
          </table:table-cell>
          <table:table-cell table:style-name="ce9" office:value-type="float" office:value="0.966826" calcext:value-type="float">
            <text:p>0.966826</text:p>
          </table:table-cell>
          <table:table-cell table:number-columns-repeated="6"/>
        </table:table-row>
        <table:table-row table:style-name="ro1">
          <table:table-cell table:style-name="ce5" office:value-type="float" office:value="0.961406624940604" calcext:value-type="float">
            <text:p>0.961406624940604</text:p>
          </table:table-cell>
          <table:table-cell table:style-name="ce5" office:value-type="float" office:value="0.947819407705839" calcext:value-type="float">
            <text:p>0.947819407705839</text:p>
          </table:table-cell>
          <table:table-cell table:style-name="ce9" office:value-type="float" office:value="0.961407" calcext:value-type="float">
            <text:p>0.961407</text:p>
          </table:table-cell>
          <table:table-cell table:style-name="ce9" office:value-type="float" office:value="0.947819" calcext:value-type="float">
            <text:p>0.947819</text:p>
          </table:table-cell>
          <table:table-cell table:number-columns-repeated="6"/>
        </table:table-row>
        <table:table-row table:style-name="ro1">
          <table:table-cell table:style-name="ce5" office:value-type="float" office:value="0.974934470149091" calcext:value-type="float">
            <text:p>0.974934470149091</text:p>
          </table:table-cell>
          <table:table-cell table:style-name="ce5" office:value-type="float" office:value="0.964853838852117" calcext:value-type="float">
            <text:p>0.964853838852117</text:p>
          </table:table-cell>
          <table:table-cell table:style-name="ce9" office:value-type="float" office:value="0.974934" calcext:value-type="float">
            <text:p>0.974934</text:p>
          </table:table-cell>
          <table:table-cell table:style-name="ce9" office:value-type="float" office:value="0.964854" calcext:value-type="float">
            <text:p>0.964854</text:p>
          </table:table-cell>
          <table:table-cell table:number-columns-repeated="6"/>
        </table:table-row>
        <table:table-row table:style-name="ro1">
          <table:table-cell table:style-name="ce5" office:value-type="float" office:value="0.945861995430739" calcext:value-type="float">
            <text:p>0.945861995430739</text:p>
          </table:table-cell>
          <table:table-cell table:style-name="ce5" office:value-type="float" office:value="0.993034996438816" calcext:value-type="float">
            <text:p>0.993034996438816</text:p>
          </table:table-cell>
          <table:table-cell table:style-name="ce9" office:value-type="float" office:value="0.945862" calcext:value-type="float">
            <text:p>0.945862</text:p>
          </table:table-cell>
          <table:table-cell table:style-name="ce9" office:value-type="float" office:value="0.993035" calcext:value-type="float">
            <text:p>0.993035</text:p>
          </table:table-cell>
          <table:table-cell table:number-columns-repeated="6"/>
        </table:table-row>
        <table:table-row table:style-name="ro1">
          <table:table-cell table:style-name="ce5" office:value-type="float" office:value="0.915575210122056" calcext:value-type="float">
            <text:p>0.915575210122056</text:p>
          </table:table-cell>
          <table:table-cell table:style-name="ce5" office:value-type="float" office:value="0.97249234772463" calcext:value-type="float">
            <text:p>0.97249234772463</text:p>
          </table:table-cell>
          <table:table-cell table:style-name="ce9" office:value-type="float" office:value="0.915575" calcext:value-type="float">
            <text:p>0.915575</text:p>
          </table:table-cell>
          <table:table-cell table:style-name="ce9" office:value-type="float" office:value="0.972492" calcext:value-type="float">
            <text:p>0.972492</text:p>
          </table:table-cell>
          <table:table-cell table:number-columns-repeated="6"/>
        </table:table-row>
        <table:table-row table:style-name="ro1">
          <table:table-cell table:style-name="ce5" office:value-type="float" office:value="0.941411495768657" calcext:value-type="float">
            <text:p>0.941411495768657</text:p>
          </table:table-cell>
          <table:table-cell table:style-name="ce5" office:value-type="float" office:value="0.958611554293763" calcext:value-type="float">
            <text:p>0.958611554293763</text:p>
          </table:table-cell>
          <table:table-cell table:style-name="ce9" office:value-type="float" office:value="0.941411" calcext:value-type="float">
            <text:p>0.941411</text:p>
          </table:table-cell>
          <table:table-cell table:style-name="ce9" office:value-type="float" office:value="0.958612" calcext:value-type="float">
            <text:p>0.958612</text:p>
          </table:table-cell>
          <table:table-cell table:number-columns-repeated="6"/>
        </table:table-row>
        <table:table-row table:style-name="ro1">
          <table:table-cell table:style-name="ce5" office:value-type="float" office:value="0.907243179758268" calcext:value-type="float">
            <text:p>0.907243179758268</text:p>
          </table:table-cell>
          <table:table-cell table:style-name="ce5" office:value-type="float" office:value="0.966179562533888" calcext:value-type="float">
            <text:p>0.966179562533888</text:p>
          </table:table-cell>
          <table:table-cell table:style-name="ce9" office:value-type="float" office:value="0.907243" calcext:value-type="float">
            <text:p>0.907243</text:p>
          </table:table-cell>
          <table:table-cell table:style-name="ce9" office:value-type="float" office:value="0.96618" calcext:value-type="float">
            <text:p>0.96618</text:p>
          </table:table-cell>
          <table:table-cell table:number-columns-repeated="6"/>
        </table:table-row>
        <table:table-row table:style-name="ro1">
          <table:table-cell table:style-name="ce5" office:value-type="float" office:value="0.976458405955111" calcext:value-type="float">
            <text:p>0.976458405955111</text:p>
          </table:table-cell>
          <table:table-cell table:style-name="ce5" office:value-type="float" office:value="0.936134370448513" calcext:value-type="float">
            <text:p>0.936134370448513</text:p>
          </table:table-cell>
          <table:table-cell table:style-name="ce9" office:value-type="float" office:value="0.976458" calcext:value-type="float">
            <text:p>0.976458</text:p>
          </table:table-cell>
          <table:table-cell table:style-name="ce9" office:value-type="float" office:value="0.936134" calcext:value-type="float">
            <text:p>0.93613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formula="of:=ROUND([.A32];5)" office:value-type="float" office:value="0.96973" calcext:value-type="float">
            <text:p>0.96973</text:p>
          </table:table-cell>
          <table:table-cell table:formula="of:=ROUND([.B32];5)" office:value-type="float" office:value="0.96885" calcext:value-type="float">
            <text:p>0.96885</text:p>
          </table:table-cell>
          <table:table-cell table:formula="of:=ROUND([.C32];5)" office:value-type="float" office:value="0.96973" calcext:value-type="float">
            <text:p>0.96973</text:p>
          </table:table-cell>
          <table:table-cell table:formula="of:=ROUND([.D32];5)" office:value-type="float" office:value="0.96885" calcext:value-type="float">
            <text:p>0.96885</text:p>
          </table:table-cell>
          <table:table-cell table:formula="of:=[.A44]-[.C44]" office:value-type="float" office:value="0" calcext:value-type="float">
            <text:p>0</text:p>
          </table:table-cell>
          <table:table-cell table:formula="of:=[.B44]-[.D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33];5)" office:value-type="float" office:value="0.95428" calcext:value-type="float">
            <text:p>0.95428</text:p>
          </table:table-cell>
          <table:table-cell table:formula="of:=ROUND([.B33];5)" office:value-type="float" office:value="0.93755" calcext:value-type="float">
            <text:p>0.93755</text:p>
          </table:table-cell>
          <table:table-cell table:formula="of:=ROUND([.C33];5)" office:value-type="float" office:value="0.95428" calcext:value-type="float">
            <text:p>0.95428</text:p>
          </table:table-cell>
          <table:table-cell table:formula="of:=ROUND([.D33];5)" office:value-type="float" office:value="0.93755" calcext:value-type="float">
            <text:p>0.93755</text:p>
          </table:table-cell>
          <table:table-cell table:formula="of:=[.A45]-[.C45]" office:value-type="float" office:value="0" calcext:value-type="float">
            <text:p>0</text:p>
          </table:table-cell>
          <table:table-cell table:formula="of:=[.B45]-[.D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34];5)" office:value-type="float" office:value="0.90675" calcext:value-type="float">
            <text:p>0.90675</text:p>
          </table:table-cell>
          <table:table-cell table:formula="of:=ROUND([.B34];5)" office:value-type="float" office:value="0.96464" calcext:value-type="float">
            <text:p>0.96464</text:p>
          </table:table-cell>
          <table:table-cell table:formula="of:=ROUND([.C34];5)" office:value-type="float" office:value="0.90675" calcext:value-type="float">
            <text:p>0.90675</text:p>
          </table:table-cell>
          <table:table-cell table:formula="of:=ROUND([.D34];5)" office:value-type="float" office:value="0.96464" calcext:value-type="float">
            <text:p>0.96464</text:p>
          </table:table-cell>
          <table:table-cell table:formula="of:=[.A46]-[.C46]" office:value-type="float" office:value="0" calcext:value-type="float">
            <text:p>0</text:p>
          </table:table-cell>
          <table:table-cell table:formula="of:=[.B46]-[.D4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35];5)" office:value-type="float" office:value="0.96542" calcext:value-type="float">
            <text:p>0.96542</text:p>
          </table:table-cell>
          <table:table-cell table:formula="of:=ROUND([.B35];5)" office:value-type="float" office:value="0.96683" calcext:value-type="float">
            <text:p>0.96683</text:p>
          </table:table-cell>
          <table:table-cell table:formula="of:=ROUND([.C35];5)" office:value-type="float" office:value="0.96542" calcext:value-type="float">
            <text:p>0.96542</text:p>
          </table:table-cell>
          <table:table-cell table:formula="of:=ROUND([.D35];5)" office:value-type="float" office:value="0.96683" calcext:value-type="float">
            <text:p>0.96683</text:p>
          </table:table-cell>
          <table:table-cell table:formula="of:=[.A47]-[.C47]" office:value-type="float" office:value="0" calcext:value-type="float">
            <text:p>0</text:p>
          </table:table-cell>
          <table:table-cell table:formula="of:=[.B47]-[.D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36];5)" office:value-type="float" office:value="0.96141" calcext:value-type="float">
            <text:p>0.96141</text:p>
          </table:table-cell>
          <table:table-cell table:formula="of:=ROUND([.B36];5)" office:value-type="float" office:value="0.94782" calcext:value-type="float">
            <text:p>0.94782</text:p>
          </table:table-cell>
          <table:table-cell table:formula="of:=ROUND([.C36];5)" office:value-type="float" office:value="0.96141" calcext:value-type="float">
            <text:p>0.96141</text:p>
          </table:table-cell>
          <table:table-cell table:formula="of:=ROUND([.D36];5)" office:value-type="float" office:value="0.94782" calcext:value-type="float">
            <text:p>0.94782</text:p>
          </table:table-cell>
          <table:table-cell table:formula="of:=[.A48]-[.C48]" office:value-type="float" office:value="0" calcext:value-type="float">
            <text:p>0</text:p>
          </table:table-cell>
          <table:table-cell table:formula="of:=[.B48]-[.D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37];5)" office:value-type="float" office:value="0.97493" calcext:value-type="float">
            <text:p>0.97493</text:p>
          </table:table-cell>
          <table:table-cell table:formula="of:=ROUND([.B37];5)" office:value-type="float" office:value="0.96485" calcext:value-type="float">
            <text:p>0.96485</text:p>
          </table:table-cell>
          <table:table-cell table:formula="of:=ROUND([.C37];5)" office:value-type="float" office:value="0.97493" calcext:value-type="float">
            <text:p>0.97493</text:p>
          </table:table-cell>
          <table:table-cell table:formula="of:=ROUND([.D37];5)" office:value-type="float" office:value="0.96485" calcext:value-type="float">
            <text:p>0.96485</text:p>
          </table:table-cell>
          <table:table-cell table:formula="of:=[.A49]-[.C49]" office:value-type="float" office:value="0" calcext:value-type="float">
            <text:p>0</text:p>
          </table:table-cell>
          <table:table-cell table:formula="of:=[.B49]-[.D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38];5)" office:value-type="float" office:value="0.94586" calcext:value-type="float">
            <text:p>0.94586</text:p>
          </table:table-cell>
          <table:table-cell table:formula="of:=ROUND([.B38];5)" office:value-type="float" office:value="0.99303" calcext:value-type="float">
            <text:p>0.99303</text:p>
          </table:table-cell>
          <table:table-cell table:formula="of:=ROUND([.C38];5)" office:value-type="float" office:value="0.94586" calcext:value-type="float">
            <text:p>0.94586</text:p>
          </table:table-cell>
          <table:table-cell table:style-name="ce9" office:value-type="float" office:value="0.99303" calcext:value-type="float">
            <text:p>0.99303</text:p>
          </table:table-cell>
          <table:table-cell table:formula="of:=[.A50]-[.C50]" office:value-type="float" office:value="0" calcext:value-type="float">
            <text:p>0</text:p>
          </table:table-cell>
          <table:table-cell table:formula="of:=[.B50]-[.D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39];5)" office:value-type="float" office:value="0.91558" calcext:value-type="float">
            <text:p>0.91558</text:p>
          </table:table-cell>
          <table:table-cell table:formula="of:=ROUND([.B39];5)" office:value-type="float" office:value="0.97249" calcext:value-type="float">
            <text:p>0.97249</text:p>
          </table:table-cell>
          <table:table-cell table:formula="of:=ROUND([.C39];5)" office:value-type="float" office:value="0.91558" calcext:value-type="float">
            <text:p>0.91558</text:p>
          </table:table-cell>
          <table:table-cell table:formula="of:=ROUND([.D39];5)" office:value-type="float" office:value="0.97249" calcext:value-type="float">
            <text:p>0.97249</text:p>
          </table:table-cell>
          <table:table-cell table:formula="of:=[.A51]-[.C51]" office:value-type="float" office:value="0" calcext:value-type="float">
            <text:p>0</text:p>
          </table:table-cell>
          <table:table-cell table:formula="of:=[.B51]-[.D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40];5)" office:value-type="float" office:value="0.94141" calcext:value-type="float">
            <text:p>0.94141</text:p>
          </table:table-cell>
          <table:table-cell table:formula="of:=ROUND([.B40];5)" office:value-type="float" office:value="0.95861" calcext:value-type="float">
            <text:p>0.95861</text:p>
          </table:table-cell>
          <table:table-cell table:formula="of:=ROUND([.C40];5)" office:value-type="float" office:value="0.94141" calcext:value-type="float">
            <text:p>0.94141</text:p>
          </table:table-cell>
          <table:table-cell table:formula="of:=ROUND([.D40];5)" office:value-type="float" office:value="0.95861" calcext:value-type="float">
            <text:p>0.95861</text:p>
          </table:table-cell>
          <table:table-cell table:formula="of:=[.A52]-[.C52]" office:value-type="float" office:value="0" calcext:value-type="float">
            <text:p>0</text:p>
          </table:table-cell>
          <table:table-cell table:formula="of:=[.B52]-[.D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41];5)" office:value-type="float" office:value="0.90724" calcext:value-type="float">
            <text:p>0.90724</text:p>
          </table:table-cell>
          <table:table-cell table:formula="of:=ROUND([.B41];5)" office:value-type="float" office:value="0.96618" calcext:value-type="float">
            <text:p>0.96618</text:p>
          </table:table-cell>
          <table:table-cell table:formula="of:=ROUND([.C41];5)" office:value-type="float" office:value="0.90724" calcext:value-type="float">
            <text:p>0.90724</text:p>
          </table:table-cell>
          <table:table-cell table:formula="of:=ROUND([.D41];5)" office:value-type="float" office:value="0.96618" calcext:value-type="float">
            <text:p>0.96618</text:p>
          </table:table-cell>
          <table:table-cell table:formula="of:=[.A53]-[.C53]" office:value-type="float" office:value="0" calcext:value-type="float">
            <text:p>0</text:p>
          </table:table-cell>
          <table:table-cell table:formula="of:=[.B53]-[.D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42];5)" office:value-type="float" office:value="0.97646" calcext:value-type="float">
            <text:p>0.97646</text:p>
          </table:table-cell>
          <table:table-cell table:formula="of:=ROUND([.B42];5)" office:value-type="float" office:value="0.93613" calcext:value-type="float">
            <text:p>0.93613</text:p>
          </table:table-cell>
          <table:table-cell table:formula="of:=ROUND([.C42];5)" office:value-type="float" office:value="0.97646" calcext:value-type="float">
            <text:p>0.97646</text:p>
          </table:table-cell>
          <table:table-cell table:formula="of:=ROUND([.D42];5)" office:value-type="float" office:value="0.93613" calcext:value-type="float">
            <text:p>0.93613</text:p>
          </table:table-cell>
          <table:table-cell table:formula="of:=[.A54]-[.C54]" office:value-type="float" office:value="0" calcext:value-type="float">
            <text:p>0</text:p>
          </table:table-cell>
          <table:table-cell table:formula="of:=[.B54]-[.D5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Nougat Test 2</text:p>
          </table:table-cell>
          <table:covered-table-cell/>
          <table:table-cell office:value-type="string" calcext:value-type="string" table:number-columns-spanned="2" table:number-rows-spanned="1">
            <text:p>Shadow Nougat Test 2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Nougat Tail A</text:p>
          </table:table-cell>
          <table:table-cell office:value-type="string" calcext:value-type="string">
            <text:p>Nougat Tail B</text:p>
          </table:table-cell>
          <table:table-cell office:value-type="string" calcext:value-type="string">
            <text:p>Shadow Nougat Tail A</text:p>
          </table:table-cell>
          <table:table-cell office:value-type="string" calcext:value-type="string">
            <text:p>Shadow Nougat Tail B</text:p>
          </table:table-cell>
          <table:table-cell office:value-type="string" calcext:value-type="string">
            <text:p>Difference Tail A</text:p>
          </table:table-cell>
          <table:table-cell office:value-type="string" calcext:value-type="string">
            <text:p>Difference Tail B</text:p>
          </table:table-cell>
          <table:table-cell table:number-columns-repeated="4"/>
        </table:table-row>
        <table:table-row table:style-name="ro1">
          <table:table-cell table:style-name="ce5" office:value-type="float" office:value="-0.188541274150442" calcext:value-type="float">
            <text:p>-0.188541274150442</text:p>
          </table:table-cell>
          <table:table-cell table:style-name="ce5" office:value-type="float" office:value="0.497118778602671" calcext:value-type="float">
            <text:p>0.497118778602671</text:p>
          </table:table-cell>
          <table:table-cell table:style-name="ce9" office:value-type="float" office:value="-0.188541" calcext:value-type="float">
            <text:p>-0.188541</text:p>
          </table:table-cell>
          <table:table-cell table:style-name="ce9" office:value-type="float" office:value="0.497119" calcext:value-type="float">
            <text:p>0.497119</text:p>
          </table:table-cell>
          <table:table-cell table:number-columns-repeated="6"/>
        </table:table-row>
        <table:table-row table:style-name="ro1">
          <table:table-cell table:style-name="ce5" office:value-type="float" office:value="0.629662939799946" calcext:value-type="float">
            <text:p>0.629662939799946</text:p>
          </table:table-cell>
          <table:table-cell table:style-name="ce5" office:value-type="float" office:value="0.445551971732094" calcext:value-type="float">
            <text:p>0.445551971732094</text:p>
          </table:table-cell>
          <table:table-cell table:style-name="ce9" office:value-type="float" office:value="0.629663" calcext:value-type="float">
            <text:p>0.629663</text:p>
          </table:table-cell>
          <table:table-cell table:style-name="ce9" office:value-type="float" office:value="0.445552" calcext:value-type="float">
            <text:p>0.445552</text:p>
          </table:table-cell>
          <table:table-cell table:number-columns-repeated="6"/>
        </table:table-row>
        <table:table-row table:style-name="ro1">
          <table:table-cell table:style-name="ce5" office:value-type="float" office:value="0.34492749719538" calcext:value-type="float">
            <text:p>0.34492749719538</text:p>
          </table:table-cell>
          <table:table-cell table:style-name="ce5" office:value-type="float" office:value="0.493274238049029" calcext:value-type="float">
            <text:p>0.493274238049029</text:p>
          </table:table-cell>
          <table:table-cell table:style-name="ce9" office:value-type="float" office:value="0.344927" calcext:value-type="float">
            <text:p>0.344927</text:p>
          </table:table-cell>
          <table:table-cell table:style-name="ce9" office:value-type="float" office:value="0.493274" calcext:value-type="float">
            <text:p>0.493274</text:p>
          </table:table-cell>
          <table:table-cell table:number-columns-repeated="6"/>
        </table:table-row>
        <table:table-row table:style-name="ro1">
          <table:table-cell table:style-name="ce5" office:value-type="float" office:value="0.164953415166066" calcext:value-type="float">
            <text:p>0.164953415166066</text:p>
          </table:table-cell>
          <table:table-cell table:style-name="ce5" office:value-type="float" office:value="0.372622273348083" calcext:value-type="float">
            <text:p>0.372622273348083</text:p>
          </table:table-cell>
          <table:table-cell table:style-name="ce9" office:value-type="float" office:value="0.164953" calcext:value-type="float">
            <text:p>0.164953</text:p>
          </table:table-cell>
          <table:table-cell table:style-name="ce9" office:value-type="float" office:value="0.372622" calcext:value-type="float">
            <text:p>0.372622</text:p>
          </table:table-cell>
          <table:table-cell table:number-columns-repeated="6"/>
        </table:table-row>
        <table:table-row table:style-name="ro1">
          <table:table-cell table:style-name="ce5" office:value-type="float" office:value="0.491013839724169" calcext:value-type="float">
            <text:p>0.491013839724169</text:p>
          </table:table-cell>
          <table:table-cell table:style-name="ce5" office:value-type="float" office:value="-0.142873488614572" calcext:value-type="float">
            <text:p>-0.142873488614572</text:p>
          </table:table-cell>
          <table:table-cell table:style-name="ce9" office:value-type="float" office:value="0.491014" calcext:value-type="float">
            <text:p>0.491014</text:p>
          </table:table-cell>
          <table:table-cell table:style-name="ce9" office:value-type="float" office:value="-0.142873" calcext:value-type="float">
            <text:p>-0.142873</text:p>
          </table:table-cell>
          <table:table-cell table:number-columns-repeated="6"/>
        </table:table-row>
        <table:table-row table:style-name="ro1">
          <table:table-cell table:style-name="ce5" office:value-type="float" office:value="0.451241891578811" calcext:value-type="float">
            <text:p>0.451241891578811</text:p>
          </table:table-cell>
          <table:table-cell table:style-name="ce5" office:value-type="float" office:value="0.368010922555554" calcext:value-type="float">
            <text:p>0.368010922555554</text:p>
          </table:table-cell>
          <table:table-cell table:style-name="ce9" office:value-type="float" office:value="0.451242" calcext:value-type="float">
            <text:p>0.451242</text:p>
          </table:table-cell>
          <table:table-cell table:style-name="ce9" office:value-type="float" office:value="0.368011" calcext:value-type="float">
            <text:p>0.368011</text:p>
          </table:table-cell>
          <table:table-cell table:number-columns-repeated="6"/>
        </table:table-row>
        <table:table-row table:style-name="ro1">
          <table:table-cell table:style-name="ce5" office:value-type="float" office:value="0.515025267669248" calcext:value-type="float">
            <text:p>0.515025267669248</text:p>
          </table:table-cell>
          <table:table-cell table:style-name="ce5" office:value-type="float" office:value="-0.356446514294168" calcext:value-type="float">
            <text:p>-0.356446514294168</text:p>
          </table:table-cell>
          <table:table-cell table:style-name="ce9" office:value-type="float" office:value="0.515025" calcext:value-type="float">
            <text:p>0.515025</text:p>
          </table:table-cell>
          <table:table-cell table:style-name="ce9" office:value-type="float" office:value="-0.356447" calcext:value-type="float">
            <text:p>-0.356447</text:p>
          </table:table-cell>
          <table:table-cell table:number-columns-repeated="6"/>
        </table:table-row>
        <table:table-row table:style-name="ro1">
          <table:table-cell table:style-name="ce5" office:value-type="float" office:value="0.336399719749162" calcext:value-type="float">
            <text:p>0.336399719749162</text:p>
          </table:table-cell>
          <table:table-cell table:style-name="ce5" office:value-type="float" office:value="-0.294493435815977" calcext:value-type="float">
            <text:p>-0.294493435815977</text:p>
          </table:table-cell>
          <table:table-cell table:style-name="ce9" office:value-type="float" office:value="0.3364" calcext:value-type="float">
            <text:p>0.3364</text:p>
          </table:table-cell>
          <table:table-cell table:style-name="ce9" office:value-type="float" office:value="-0.294493" calcext:value-type="float">
            <text:p>-0.294493</text:p>
          </table:table-cell>
          <table:table-cell table:number-columns-repeated="6"/>
        </table:table-row>
        <table:table-row table:style-name="ro1">
          <table:table-cell table:style-name="ce5" office:value-type="float" office:value="0.612940741264153" calcext:value-type="float">
            <text:p>0.612940741264153</text:p>
          </table:table-cell>
          <table:table-cell table:style-name="ce5" office:value-type="float" office:value="0.506576599776803" calcext:value-type="float">
            <text:p>0.506576599776803</text:p>
          </table:table-cell>
          <table:table-cell table:style-name="ce9" office:value-type="float" office:value="0.612941" calcext:value-type="float">
            <text:p>0.612941</text:p>
          </table:table-cell>
          <table:table-cell table:style-name="ce9" office:value-type="float" office:value="0.506577" calcext:value-type="float">
            <text:p>0.506577</text:p>
          </table:table-cell>
          <table:table-cell table:number-columns-repeated="6"/>
        </table:table-row>
        <table:table-row table:style-name="ro1">
          <table:table-cell table:style-name="ce5" office:value-type="float" office:value="0.559526597800235" calcext:value-type="float">
            <text:p>0.559526597800235</text:p>
          </table:table-cell>
          <table:table-cell table:style-name="ce5" office:value-type="float" office:value="0.685798975905703" calcext:value-type="float">
            <text:p>0.685798975905703</text:p>
          </table:table-cell>
          <table:table-cell table:style-name="ce9" office:value-type="float" office:value="0.559527" calcext:value-type="float">
            <text:p>0.559527</text:p>
          </table:table-cell>
          <table:table-cell table:style-name="ce9" office:value-type="float" office:value="0.685799" calcext:value-type="float">
            <text:p>0.685799</text:p>
          </table:table-cell>
          <table:table-cell table:number-columns-repeated="6"/>
        </table:table-row>
        <table:table-row table:style-name="ro1">
          <table:table-cell table:style-name="ce5" office:value-type="float" office:value="0.143781502937575" calcext:value-type="float">
            <text:p>0.143781502937575</text:p>
          </table:table-cell>
          <table:table-cell table:style-name="ce5" office:value-type="float" office:value="-0.293975281176838" calcext:value-type="float">
            <text:p>-0.293975281176838</text:p>
          </table:table-cell>
          <table:table-cell table:style-name="ce9" office:value-type="float" office:value="0.143782" calcext:value-type="float">
            <text:p>0.143782</text:p>
          </table:table-cell>
          <table:table-cell table:style-name="ce9" office:value-type="float" office:value="-0.293975" calcext:value-type="float">
            <text:p>-0.293975</text:p>
          </table:table-cell>
          <table:table-cell table:number-columns-repeated="6"/>
        </table:table-row>
        <table:table-row table:style-name="ro1">
          <table:table-cell table:style-name="ce5" office:value-type="float" office:value="-0.00399191057373394" calcext:value-type="float">
            <text:p>-0.00399191057373394</text:p>
          </table:table-cell>
          <table:table-cell table:style-name="ce5" office:value-type="float" office:value="0.290930228472842" calcext:value-type="float">
            <text:p>0.290930228472842</text:p>
          </table:table-cell>
          <table:table-cell table:style-name="ce9" office:value-type="float" office:value="-0.003992" calcext:value-type="float">
            <text:p>-0.003992</text:p>
          </table:table-cell>
          <table:table-cell table:style-name="ce9" office:value-type="float" office:value="0.29093" calcext:value-type="float">
            <text:p>0.2909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formula="of:=ROUND([.A58];5)" office:value-type="float" office:value="-0.18854" calcext:value-type="float">
            <text:p>-0.18854</text:p>
          </table:table-cell>
          <table:table-cell table:formula="of:=ROUND([.B58];5)" office:value-type="float" office:value="0.49712" calcext:value-type="float">
            <text:p>0.49712</text:p>
          </table:table-cell>
          <table:table-cell table:formula="of:=ROUND([.C58];5)" office:value-type="float" office:value="-0.18854" calcext:value-type="float">
            <text:p>-0.18854</text:p>
          </table:table-cell>
          <table:table-cell table:formula="of:=ROUND([.D58];5)" office:value-type="float" office:value="0.49712" calcext:value-type="float">
            <text:p>0.49712</text:p>
          </table:table-cell>
          <table:table-cell table:formula="of:=[.A71]-[.C71]" office:value-type="float" office:value="0" calcext:value-type="float">
            <text:p>0</text:p>
          </table:table-cell>
          <table:table-cell table:formula="of:=[.B71]-[.D7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59];5)" office:value-type="float" office:value="0.62966" calcext:value-type="float">
            <text:p>0.62966</text:p>
          </table:table-cell>
          <table:table-cell table:formula="of:=ROUND([.B59];5)" office:value-type="float" office:value="0.44555" calcext:value-type="float">
            <text:p>0.44555</text:p>
          </table:table-cell>
          <table:table-cell table:formula="of:=ROUND([.C59];5)" office:value-type="float" office:value="0.62966" calcext:value-type="float">
            <text:p>0.62966</text:p>
          </table:table-cell>
          <table:table-cell table:formula="of:=ROUND([.D59];5)" office:value-type="float" office:value="0.44555" calcext:value-type="float">
            <text:p>0.44555</text:p>
          </table:table-cell>
          <table:table-cell table:formula="of:=[.A72]-[.C72]" office:value-type="float" office:value="0" calcext:value-type="float">
            <text:p>0</text:p>
          </table:table-cell>
          <table:table-cell table:formula="of:=[.B72]-[.D7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60];5)" office:value-type="float" office:value="0.34493" calcext:value-type="float">
            <text:p>0.34493</text:p>
          </table:table-cell>
          <table:table-cell table:formula="of:=ROUND([.B60];5)" office:value-type="float" office:value="0.49327" calcext:value-type="float">
            <text:p>0.49327</text:p>
          </table:table-cell>
          <table:table-cell table:formula="of:=ROUND([.C60];5)" office:value-type="float" office:value="0.34493" calcext:value-type="float">
            <text:p>0.34493</text:p>
          </table:table-cell>
          <table:table-cell table:formula="of:=ROUND([.D60];5)" office:value-type="float" office:value="0.49327" calcext:value-type="float">
            <text:p>0.49327</text:p>
          </table:table-cell>
          <table:table-cell table:formula="of:=[.A73]-[.C73]" office:value-type="float" office:value="0" calcext:value-type="float">
            <text:p>0</text:p>
          </table:table-cell>
          <table:table-cell table:formula="of:=[.B73]-[.D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61];5)" office:value-type="float" office:value="0.16495" calcext:value-type="float">
            <text:p>0.16495</text:p>
          </table:table-cell>
          <table:table-cell table:formula="of:=ROUND([.B61];5)" office:value-type="float" office:value="0.37262" calcext:value-type="float">
            <text:p>0.37262</text:p>
          </table:table-cell>
          <table:table-cell table:formula="of:=ROUND([.C61];5)" office:value-type="float" office:value="0.16495" calcext:value-type="float">
            <text:p>0.16495</text:p>
          </table:table-cell>
          <table:table-cell table:formula="of:=ROUND([.D61];5)" office:value-type="float" office:value="0.37262" calcext:value-type="float">
            <text:p>0.37262</text:p>
          </table:table-cell>
          <table:table-cell table:formula="of:=[.A74]-[.C74]" office:value-type="float" office:value="0" calcext:value-type="float">
            <text:p>0</text:p>
          </table:table-cell>
          <table:table-cell table:formula="of:=[.B74]-[.D7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62];5)" office:value-type="float" office:value="0.49101" calcext:value-type="float">
            <text:p>0.49101</text:p>
          </table:table-cell>
          <table:table-cell table:formula="of:=ROUND([.B62];5)" office:value-type="float" office:value="-0.14287" calcext:value-type="float">
            <text:p>-0.14287</text:p>
          </table:table-cell>
          <table:table-cell table:formula="of:=ROUND([.C62];5)" office:value-type="float" office:value="0.49101" calcext:value-type="float">
            <text:p>0.49101</text:p>
          </table:table-cell>
          <table:table-cell table:formula="of:=ROUND([.D62];5)" office:value-type="float" office:value="-0.14287" calcext:value-type="float">
            <text:p>-0.14287</text:p>
          </table:table-cell>
          <table:table-cell table:formula="of:=[.A75]-[.C75]" office:value-type="float" office:value="0" calcext:value-type="float">
            <text:p>0</text:p>
          </table:table-cell>
          <table:table-cell table:formula="of:=[.B75]-[.D7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63];5)" office:value-type="float" office:value="0.45124" calcext:value-type="float">
            <text:p>0.45124</text:p>
          </table:table-cell>
          <table:table-cell table:formula="of:=ROUND([.B63];5)" office:value-type="float" office:value="0.36801" calcext:value-type="float">
            <text:p>0.36801</text:p>
          </table:table-cell>
          <table:table-cell table:formula="of:=ROUND([.C63];5)" office:value-type="float" office:value="0.45124" calcext:value-type="float">
            <text:p>0.45124</text:p>
          </table:table-cell>
          <table:table-cell table:formula="of:=ROUND([.D63];5)" office:value-type="float" office:value="0.36801" calcext:value-type="float">
            <text:p>0.36801</text:p>
          </table:table-cell>
          <table:table-cell table:formula="of:=[.A76]-[.C76]" office:value-type="float" office:value="0" calcext:value-type="float">
            <text:p>0</text:p>
          </table:table-cell>
          <table:table-cell table:formula="of:=[.B76]-[.D7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64];5)" office:value-type="float" office:value="0.51503" calcext:value-type="float">
            <text:p>0.51503</text:p>
          </table:table-cell>
          <table:table-cell table:formula="of:=ROUND([.B64];5)" office:value-type="float" office:value="-0.35645" calcext:value-type="float">
            <text:p>-0.35645</text:p>
          </table:table-cell>
          <table:table-cell table:formula="of:=ROUND([.C64];5)" office:value-type="float" office:value="0.51503" calcext:value-type="float">
            <text:p>0.51503</text:p>
          </table:table-cell>
          <table:table-cell table:formula="of:=ROUND([.D64];5)" office:value-type="float" office:value="-0.35645" calcext:value-type="float">
            <text:p>-0.35645</text:p>
          </table:table-cell>
          <table:table-cell table:formula="of:=[.A77]-[.C77]" office:value-type="float" office:value="0" calcext:value-type="float">
            <text:p>0</text:p>
          </table:table-cell>
          <table:table-cell table:formula="of:=[.B77]-[.D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65];5)" office:value-type="float" office:value="0.3364" calcext:value-type="float">
            <text:p>0.3364</text:p>
          </table:table-cell>
          <table:table-cell table:formula="of:=ROUND([.B65];5)" office:value-type="float" office:value="-0.29449" calcext:value-type="float">
            <text:p>-0.29449</text:p>
          </table:table-cell>
          <table:table-cell table:formula="of:=ROUND([.C65];5)" office:value-type="float" office:value="0.3364" calcext:value-type="float">
            <text:p>0.3364</text:p>
          </table:table-cell>
          <table:table-cell table:formula="of:=ROUND([.D65];5)" office:value-type="float" office:value="-0.29449" calcext:value-type="float">
            <text:p>-0.29449</text:p>
          </table:table-cell>
          <table:table-cell table:formula="of:=[.A78]-[.C78]" office:value-type="float" office:value="0" calcext:value-type="float">
            <text:p>0</text:p>
          </table:table-cell>
          <table:table-cell table:formula="of:=[.B78]-[.D7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66];5)" office:value-type="float" office:value="0.61294" calcext:value-type="float">
            <text:p>0.61294</text:p>
          </table:table-cell>
          <table:table-cell table:formula="of:=ROUND([.B66];5)" office:value-type="float" office:value="0.50658" calcext:value-type="float">
            <text:p>0.50658</text:p>
          </table:table-cell>
          <table:table-cell table:formula="of:=ROUND([.C66];5)" office:value-type="float" office:value="0.61294" calcext:value-type="float">
            <text:p>0.61294</text:p>
          </table:table-cell>
          <table:table-cell table:formula="of:=ROUND([.D66];5)" office:value-type="float" office:value="0.50658" calcext:value-type="float">
            <text:p>0.50658</text:p>
          </table:table-cell>
          <table:table-cell table:formula="of:=[.A79]-[.C79]" office:value-type="float" office:value="0" calcext:value-type="float">
            <text:p>0</text:p>
          </table:table-cell>
          <table:table-cell table:formula="of:=[.B79]-[.D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67];5)" office:value-type="float" office:value="0.55953" calcext:value-type="float">
            <text:p>0.55953</text:p>
          </table:table-cell>
          <table:table-cell table:formula="of:=ROUND([.B67];5)" office:value-type="float" office:value="0.6858" calcext:value-type="float">
            <text:p>0.6858</text:p>
          </table:table-cell>
          <table:table-cell table:formula="of:=ROUND([.C67];5)" office:value-type="float" office:value="0.55953" calcext:value-type="float">
            <text:p>0.55953</text:p>
          </table:table-cell>
          <table:table-cell table:formula="of:=ROUND([.D67];5)" office:value-type="float" office:value="0.6858" calcext:value-type="float">
            <text:p>0.6858</text:p>
          </table:table-cell>
          <table:table-cell table:formula="of:=[.A80]-[.C80]" office:value-type="float" office:value="0" calcext:value-type="float">
            <text:p>0</text:p>
          </table:table-cell>
          <table:table-cell table:formula="of:=[.B80]-[.D8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68];5)" office:value-type="float" office:value="0.14378" calcext:value-type="float">
            <text:p>0.14378</text:p>
          </table:table-cell>
          <table:table-cell table:formula="of:=ROUND([.B68];5)" office:value-type="float" office:value="-0.29398" calcext:value-type="float">
            <text:p>-0.29398</text:p>
          </table:table-cell>
          <table:table-cell table:formula="of:=ROUND([.C68];5)" office:value-type="float" office:value="0.14378" calcext:value-type="float">
            <text:p>0.14378</text:p>
          </table:table-cell>
          <table:table-cell table:formula="of:=ROUND([.D68];5)" office:value-type="float" office:value="-0.29398" calcext:value-type="float">
            <text:p>-0.29398</text:p>
          </table:table-cell>
          <table:table-cell table:formula="of:=[.A81]-[.C81]" office:value-type="float" office:value="0" calcext:value-type="float">
            <text:p>0</text:p>
          </table:table-cell>
          <table:table-cell table:formula="of:=[.B81]-[.D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69];5)" office:value-type="float" office:value="-0.00399" calcext:value-type="float">
            <text:p>-0.00399</text:p>
          </table:table-cell>
          <table:table-cell table:formula="of:=ROUND([.B69];5)" office:value-type="float" office:value="0.29093" calcext:value-type="float">
            <text:p>0.29093</text:p>
          </table:table-cell>
          <table:table-cell table:formula="of:=ROUND([.C69];5)" office:value-type="float" office:value="-0.00399" calcext:value-type="float">
            <text:p>-0.00399</text:p>
          </table:table-cell>
          <table:table-cell table:formula="of:=ROUND([.D69];5)" office:value-type="float" office:value="0.29093" calcext:value-type="float">
            <text:p>0.29093</text:p>
          </table:table-cell>
          <table:table-cell table:formula="of:=[.A82]-[.C82]" office:value-type="float" office:value="0" calcext:value-type="float">
            <text:p>0</text:p>
          </table:table-cell>
          <table:table-cell table:formula="of:=[.B82]-[.D8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Nougat Test 3</text:p>
          </table:table-cell>
          <table:covered-table-cell/>
          <table:table-cell office:value-type="string" calcext:value-type="string" table:number-columns-spanned="2" table:number-rows-spanned="1">
            <text:p>Shadow Nougat Test 3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Nougat Tail A</text:p>
          </table:table-cell>
          <table:table-cell office:value-type="string" calcext:value-type="string">
            <text:p>Nougat Tail B</text:p>
          </table:table-cell>
          <table:table-cell office:value-type="string" calcext:value-type="string">
            <text:p>Shadow Nougat Tail A</text:p>
          </table:table-cell>
          <table:table-cell office:value-type="string" calcext:value-type="string">
            <text:p>Shadow Nougat Tail B</text:p>
          </table:table-cell>
          <table:table-cell office:value-type="string" calcext:value-type="string">
            <text:p>Difference Tail A</text:p>
          </table:table-cell>
          <table:table-cell office:value-type="string" calcext:value-type="string">
            <text:p>Difference Tail B</text:p>
          </table:table-cell>
          <table:table-cell office:value-type="string" calcext:value-type="string">
            <text:p>Difference Nougat Tail A Test 1</text:p>
          </table:table-cell>
          <table:table-cell office:value-type="string" calcext:value-type="string">
            <text:p>Difference Nougat Tail B Test 1</text:p>
          </table:table-cell>
          <table:table-cell office:value-type="string" calcext:value-type="string">
            <text:p>Difference Shadow Nougat Tail A Test 1</text:p>
          </table:table-cell>
          <table:table-cell office:value-type="string" calcext:value-type="string">
            <text:p>Difference Shadow Nougat Tail B Test 1</text:p>
          </table:table-cell>
        </table:table-row>
        <table:table-row table:style-name="ro1">
          <table:table-cell table:style-name="ce5" office:value-type="float" office:value="0.969731677777085" calcext:value-type="float">
            <text:p>0.969731677777085</text:p>
          </table:table-cell>
          <table:table-cell table:style-name="ce5" office:value-type="float" office:value="0.968847824687306" calcext:value-type="float">
            <text:p>0.968847824687306</text:p>
          </table:table-cell>
          <table:table-cell table:style-name="ce9" office:value-type="float" office:value="0.969732" calcext:value-type="float">
            <text:p>0.969732</text:p>
          </table:table-cell>
          <table:table-cell table:style-name="ce9" office:value-type="float" office:value="0.968848" calcext:value-type="float">
            <text:p>0.968848</text:p>
          </table:table-cell>
          <table:table-cell table:number-columns-repeated="6"/>
        </table:table-row>
        <table:table-row table:style-name="ro1">
          <table:table-cell table:style-name="ce5" office:value-type="float" office:value="0.954281750250021" calcext:value-type="float">
            <text:p>0.954281750250021</text:p>
          </table:table-cell>
          <table:table-cell table:style-name="ce5" office:value-type="float" office:value="0.937547048799291" calcext:value-type="float">
            <text:p>0.937547048799291</text:p>
          </table:table-cell>
          <table:table-cell table:style-name="ce9" office:value-type="float" office:value="0.954282" calcext:value-type="float">
            <text:p>0.954282</text:p>
          </table:table-cell>
          <table:table-cell table:style-name="ce9" office:value-type="float" office:value="0.937547" calcext:value-type="float">
            <text:p>0.937547</text:p>
          </table:table-cell>
          <table:table-cell table:number-columns-repeated="6"/>
        </table:table-row>
        <table:table-row table:style-name="ro1">
          <table:table-cell table:style-name="ce5" office:value-type="float" office:value="0.90674711080468" calcext:value-type="float">
            <text:p>0.90674711080468</text:p>
          </table:table-cell>
          <table:table-cell table:style-name="ce5" office:value-type="float" office:value="0.964637251976385" calcext:value-type="float">
            <text:p>0.964637251976385</text:p>
          </table:table-cell>
          <table:table-cell table:style-name="ce10" office:value-type="string" calcext:value-type="string">
            <text:p> <text:span text:style-name="T4">0.906747</text:span></text:p>
          </table:table-cell>
          <table:table-cell table:style-name="ce9" office:value-type="float" office:value="0.964637" calcext:value-type="float">
            <text:p>0.964637</text:p>
          </table:table-cell>
          <table:table-cell table:number-columns-repeated="6"/>
        </table:table-row>
        <table:table-row table:style-name="ro1">
          <table:table-cell table:style-name="ce5" office:value-type="float" office:value="0.965419857578927" calcext:value-type="float">
            <text:p>0.965419857578927</text:p>
          </table:table-cell>
          <table:table-cell table:style-name="ce5" office:value-type="float" office:value="0.966826543094942" calcext:value-type="float">
            <text:p>0.966826543094942</text:p>
          </table:table-cell>
          <table:table-cell table:style-name="ce9" office:value-type="float" office:value="0.96542" calcext:value-type="float">
            <text:p>0.96542</text:p>
          </table:table-cell>
          <table:table-cell table:style-name="ce9" office:value-type="float" office:value="0.966827" calcext:value-type="float">
            <text:p>0.966827</text:p>
          </table:table-cell>
          <table:table-cell table:number-columns-repeated="6"/>
        </table:table-row>
        <table:table-row table:style-name="ro1">
          <table:table-cell table:style-name="ce5" office:value-type="float" office:value="0.961406763293176" calcext:value-type="float">
            <text:p>0.961406763293176</text:p>
          </table:table-cell>
          <table:table-cell table:style-name="ce5" office:value-type="float" office:value="0.947819239915098" calcext:value-type="float">
            <text:p>0.947819239915098</text:p>
          </table:table-cell>
          <table:table-cell table:style-name="ce9" office:value-type="float" office:value="0.961407" calcext:value-type="float">
            <text:p>0.961407</text:p>
          </table:table-cell>
          <table:table-cell table:style-name="ce9" office:value-type="float" office:value="0.947819" calcext:value-type="float">
            <text:p>0.947819</text:p>
          </table:table-cell>
          <table:table-cell table:number-columns-repeated="6"/>
        </table:table-row>
        <table:table-row table:style-name="ro1">
          <table:table-cell table:style-name="ce5" office:value-type="float" office:value="0.974934462982322" calcext:value-type="float">
            <text:p>0.974934462982322</text:p>
          </table:table-cell>
          <table:table-cell table:style-name="ce5" office:value-type="float" office:value="0.964854093229547" calcext:value-type="float">
            <text:p>0.964854093229547</text:p>
          </table:table-cell>
          <table:table-cell table:style-name="ce9" office:value-type="float" office:value="0.974934" calcext:value-type="float">
            <text:p>0.974934</text:p>
          </table:table-cell>
          <table:table-cell table:style-name="ce9" office:value-type="float" office:value="0.964854" calcext:value-type="float">
            <text:p>0.964854</text:p>
          </table:table-cell>
          <table:table-cell table:number-columns-repeated="6"/>
        </table:table-row>
        <table:table-row table:style-name="ro1">
          <table:table-cell table:style-name="ce5" office:value-type="float" office:value="0.945862011197883" calcext:value-type="float">
            <text:p>0.945862011197883</text:p>
          </table:table-cell>
          <table:table-cell table:style-name="ce5" office:value-type="float" office:value="0.99303499519968" calcext:value-type="float">
            <text:p>0.99303499519968</text:p>
          </table:table-cell>
          <table:table-cell table:style-name="ce9" office:value-type="float" office:value="0.945862" calcext:value-type="float">
            <text:p>0.945862</text:p>
          </table:table-cell>
          <table:table-cell table:style-name="ce9" office:value-type="float" office:value="0.993035" calcext:value-type="float">
            <text:p>0.993035</text:p>
          </table:table-cell>
          <table:table-cell table:number-columns-repeated="6"/>
        </table:table-row>
        <table:table-row table:style-name="ro1">
          <table:table-cell table:style-name="ce5" office:value-type="float" office:value="0.915575175636405" calcext:value-type="float">
            <text:p>0.915575175636405</text:p>
          </table:table-cell>
          <table:table-cell table:style-name="ce5" office:value-type="float" office:value="0.972492391948244" calcext:value-type="float">
            <text:p>0.972492391948244</text:p>
          </table:table-cell>
          <table:table-cell table:style-name="ce9" office:value-type="float" office:value="0.915575" calcext:value-type="float">
            <text:p>0.915575</text:p>
          </table:table-cell>
          <table:table-cell table:style-name="ce9" office:value-type="float" office:value="0.972492" calcext:value-type="float">
            <text:p>0.972492</text:p>
          </table:table-cell>
          <table:table-cell table:number-columns-repeated="6"/>
        </table:table-row>
        <table:table-row table:style-name="ro1">
          <table:table-cell table:style-name="ce5" office:value-type="float" office:value="0.941411556529316" calcext:value-type="float">
            <text:p>0.941411556529316</text:p>
          </table:table-cell>
          <table:table-cell table:style-name="ce5" office:value-type="float" office:value="0.95861158523555" calcext:value-type="float">
            <text:p>0.95861158523555</text:p>
          </table:table-cell>
          <table:table-cell table:style-name="ce9" office:value-type="float" office:value="0.941412" calcext:value-type="float">
            <text:p>0.941412</text:p>
          </table:table-cell>
          <table:table-cell table:style-name="ce9" office:value-type="float" office:value="0.958612" calcext:value-type="float">
            <text:p>0.958612</text:p>
          </table:table-cell>
          <table:table-cell table:number-columns-repeated="6"/>
        </table:table-row>
        <table:table-row table:style-name="ro1">
          <table:table-cell table:style-name="ce5" office:value-type="float" office:value="0.907243232769075" calcext:value-type="float">
            <text:p>0.907243232769075</text:p>
          </table:table-cell>
          <table:table-cell table:style-name="ce5" office:value-type="float" office:value="0.966179685889444" calcext:value-type="float">
            <text:p>0.966179685889444</text:p>
          </table:table-cell>
          <table:table-cell table:style-name="ce9" office:value-type="float" office:value="0.907243" calcext:value-type="float">
            <text:p>0.907243</text:p>
          </table:table-cell>
          <table:table-cell table:style-name="ce9" office:value-type="float" office:value="0.96618" calcext:value-type="float">
            <text:p>0.96618</text:p>
          </table:table-cell>
          <table:table-cell table:number-columns-repeated="6"/>
        </table:table-row>
        <table:table-row table:style-name="ro1">
          <table:table-cell table:style-name="ce5" office:value-type="float" office:value="0.976458317478121" calcext:value-type="float">
            <text:p>0.976458317478121</text:p>
          </table:table-cell>
          <table:table-cell table:style-name="ce5" office:value-type="float" office:value="0.936134371961071" calcext:value-type="float">
            <text:p>0.936134371961071</text:p>
          </table:table-cell>
          <table:table-cell table:style-name="ce9" office:value-type="float" office:value="0.976458" calcext:value-type="float">
            <text:p>0.976458</text:p>
          </table:table-cell>
          <table:table-cell table:style-name="ce9" office:value-type="float" office:value="0.936134" calcext:value-type="float">
            <text:p>0.93613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formula="of:=ROUND([.A86];5)" office:value-type="float" office:value="0.96973" calcext:value-type="float">
            <text:p>0.96973</text:p>
          </table:table-cell>
          <table:table-cell table:formula="of:=ROUND([.B86];5)" office:value-type="float" office:value="0.96885" calcext:value-type="float">
            <text:p>0.96885</text:p>
          </table:table-cell>
          <table:table-cell table:formula="of:=ROUND([.C86];5)" office:value-type="float" office:value="0.96973" calcext:value-type="float">
            <text:p>0.96973</text:p>
          </table:table-cell>
          <table:table-cell table:formula="of:=ROUND([.D86];5)" office:value-type="float" office:value="0.96885" calcext:value-type="float">
            <text:p>0.96885</text:p>
          </table:table-cell>
          <table:table-cell table:formula="of:=[.A98]-[.C98]" office:value-type="float" office:value="0" calcext:value-type="float">
            <text:p>0</text:p>
          </table:table-cell>
          <table:table-cell table:formula="of:=[.B98]-[.D98]" office:value-type="float" office:value="0" calcext:value-type="float">
            <text:p>0</text:p>
          </table:table-cell>
          <table:table-cell table:formula="of:=[.A98]-[.A44]" office:value-type="float" office:value="0" calcext:value-type="float">
            <text:p>0</text:p>
          </table:table-cell>
          <table:table-cell table:formula="of:=[.B98]-[.B44]" office:value-type="float" office:value="0" calcext:value-type="float">
            <text:p>0</text:p>
          </table:table-cell>
          <table:table-cell table:formula="of:=[.C98]-[.C44]" office:value-type="float" office:value="0" calcext:value-type="float">
            <text:p>0</text:p>
          </table:table-cell>
          <table:table-cell table:formula="of:=[.D98]-[.D44]" office:value-type="float" office:value="0" calcext:value-type="float">
            <text:p>0</text:p>
          </table:table-cell>
        </table:table-row>
        <table:table-row table:style-name="ro1">
          <table:table-cell table:formula="of:=ROUND([.A87];5)" office:value-type="float" office:value="0.95428" calcext:value-type="float">
            <text:p>0.95428</text:p>
          </table:table-cell>
          <table:table-cell table:formula="of:=ROUND([.B87];5)" office:value-type="float" office:value="0.93755" calcext:value-type="float">
            <text:p>0.93755</text:p>
          </table:table-cell>
          <table:table-cell table:formula="of:=ROUND([.C87];5)" office:value-type="float" office:value="0.95428" calcext:value-type="float">
            <text:p>0.95428</text:p>
          </table:table-cell>
          <table:table-cell table:formula="of:=ROUND([.D87];5)" office:value-type="float" office:value="0.93755" calcext:value-type="float">
            <text:p>0.93755</text:p>
          </table:table-cell>
          <table:table-cell table:formula="of:=[.A99]-[.C99]" office:value-type="float" office:value="0" calcext:value-type="float">
            <text:p>0</text:p>
          </table:table-cell>
          <table:table-cell table:formula="of:=[.B99]-[.D99]" office:value-type="float" office:value="0" calcext:value-type="float">
            <text:p>0</text:p>
          </table:table-cell>
          <table:table-cell table:formula="of:=[.A99]-[.A45]" office:value-type="float" office:value="0" calcext:value-type="float">
            <text:p>0</text:p>
          </table:table-cell>
          <table:table-cell table:formula="of:=[.B99]-[.B45]" office:value-type="float" office:value="0" calcext:value-type="float">
            <text:p>0</text:p>
          </table:table-cell>
          <table:table-cell table:formula="of:=[.C99]-[.C45]" office:value-type="float" office:value="0" calcext:value-type="float">
            <text:p>0</text:p>
          </table:table-cell>
          <table:table-cell table:formula="of:=[.D99]-[.D45]" office:value-type="float" office:value="0" calcext:value-type="float">
            <text:p>0</text:p>
          </table:table-cell>
        </table:table-row>
        <table:table-row table:style-name="ro1">
          <table:table-cell table:formula="of:=ROUND([.A88];5)" office:value-type="float" office:value="0.90675" calcext:value-type="float">
            <text:p>0.90675</text:p>
          </table:table-cell>
          <table:table-cell table:formula="of:=ROUND([.B88];5)" office:value-type="float" office:value="0.96464" calcext:value-type="float">
            <text:p>0.96464</text:p>
          </table:table-cell>
          <table:table-cell table:formula="of:=ROUND([.C88];5)" office:value-type="float" office:value="0.90675" calcext:value-type="float">
            <text:p>0.90675</text:p>
          </table:table-cell>
          <table:table-cell table:formula="of:=ROUND([.D88];5)" office:value-type="float" office:value="0.96464" calcext:value-type="float">
            <text:p>0.96464</text:p>
          </table:table-cell>
          <table:table-cell table:formula="of:=[.A100]-[.C100]" office:value-type="float" office:value="0" calcext:value-type="float">
            <text:p>0</text:p>
          </table:table-cell>
          <table:table-cell table:formula="of:=[.B100]-[.D100]" office:value-type="float" office:value="0" calcext:value-type="float">
            <text:p>0</text:p>
          </table:table-cell>
          <table:table-cell table:formula="of:=[.A100]-[.A46]" office:value-type="float" office:value="0" calcext:value-type="float">
            <text:p>0</text:p>
          </table:table-cell>
          <table:table-cell table:formula="of:=[.B100]-[.B46]" office:value-type="float" office:value="0" calcext:value-type="float">
            <text:p>0</text:p>
          </table:table-cell>
          <table:table-cell table:formula="of:=[.C100]-[.C46]" office:value-type="float" office:value="0" calcext:value-type="float">
            <text:p>0</text:p>
          </table:table-cell>
          <table:table-cell table:formula="of:=[.D100]-[.D46]" office:value-type="float" office:value="0" calcext:value-type="float">
            <text:p>0</text:p>
          </table:table-cell>
        </table:table-row>
        <table:table-row table:style-name="ro1">
          <table:table-cell table:formula="of:=ROUND([.A89];5)" office:value-type="float" office:value="0.96542" calcext:value-type="float">
            <text:p>0.96542</text:p>
          </table:table-cell>
          <table:table-cell table:formula="of:=ROUND([.B89];5)" office:value-type="float" office:value="0.96683" calcext:value-type="float">
            <text:p>0.96683</text:p>
          </table:table-cell>
          <table:table-cell table:formula="of:=ROUND([.C89];5)" office:value-type="float" office:value="0.96542" calcext:value-type="float">
            <text:p>0.96542</text:p>
          </table:table-cell>
          <table:table-cell table:formula="of:=ROUND([.D89];5)" office:value-type="float" office:value="0.96683" calcext:value-type="float">
            <text:p>0.96683</text:p>
          </table:table-cell>
          <table:table-cell table:formula="of:=[.A101]-[.C101]" office:value-type="float" office:value="0" calcext:value-type="float">
            <text:p>0</text:p>
          </table:table-cell>
          <table:table-cell table:formula="of:=[.B101]-[.D101]" office:value-type="float" office:value="0" calcext:value-type="float">
            <text:p>0</text:p>
          </table:table-cell>
          <table:table-cell table:formula="of:=[.A101]-[.A47]" office:value-type="float" office:value="0" calcext:value-type="float">
            <text:p>0</text:p>
          </table:table-cell>
          <table:table-cell table:formula="of:=[.B101]-[.B47]" office:value-type="float" office:value="0" calcext:value-type="float">
            <text:p>0</text:p>
          </table:table-cell>
          <table:table-cell table:formula="of:=[.C101]-[.C47]" office:value-type="float" office:value="0" calcext:value-type="float">
            <text:p>0</text:p>
          </table:table-cell>
          <table:table-cell table:formula="of:=[.D101]-[.D47]" office:value-type="float" office:value="0" calcext:value-type="float">
            <text:p>0</text:p>
          </table:table-cell>
        </table:table-row>
        <table:table-row table:style-name="ro1">
          <table:table-cell table:formula="of:=ROUND([.A90];5)" office:value-type="float" office:value="0.96141" calcext:value-type="float">
            <text:p>0.96141</text:p>
          </table:table-cell>
          <table:table-cell table:formula="of:=ROUND([.B90];5)" office:value-type="float" office:value="0.94782" calcext:value-type="float">
            <text:p>0.94782</text:p>
          </table:table-cell>
          <table:table-cell table:formula="of:=ROUND([.C90];5)" office:value-type="float" office:value="0.96141" calcext:value-type="float">
            <text:p>0.96141</text:p>
          </table:table-cell>
          <table:table-cell table:formula="of:=ROUND([.D90];5)" office:value-type="float" office:value="0.94782" calcext:value-type="float">
            <text:p>0.94782</text:p>
          </table:table-cell>
          <table:table-cell table:formula="of:=[.A102]-[.C102]" office:value-type="float" office:value="0" calcext:value-type="float">
            <text:p>0</text:p>
          </table:table-cell>
          <table:table-cell table:formula="of:=[.B102]-[.D102]" office:value-type="float" office:value="0" calcext:value-type="float">
            <text:p>0</text:p>
          </table:table-cell>
          <table:table-cell table:formula="of:=[.A102]-[.A48]" office:value-type="float" office:value="0" calcext:value-type="float">
            <text:p>0</text:p>
          </table:table-cell>
          <table:table-cell table:formula="of:=[.B102]-[.B48]" office:value-type="float" office:value="0" calcext:value-type="float">
            <text:p>0</text:p>
          </table:table-cell>
          <table:table-cell table:formula="of:=[.C102]-[.C48]" office:value-type="float" office:value="0" calcext:value-type="float">
            <text:p>0</text:p>
          </table:table-cell>
          <table:table-cell table:formula="of:=[.D102]-[.D48]" office:value-type="float" office:value="0" calcext:value-type="float">
            <text:p>0</text:p>
          </table:table-cell>
        </table:table-row>
        <table:table-row table:style-name="ro1">
          <table:table-cell table:formula="of:=ROUND([.A91];5)" office:value-type="float" office:value="0.97493" calcext:value-type="float">
            <text:p>0.97493</text:p>
          </table:table-cell>
          <table:table-cell table:formula="of:=ROUND([.B91];5)" office:value-type="float" office:value="0.96485" calcext:value-type="float">
            <text:p>0.96485</text:p>
          </table:table-cell>
          <table:table-cell table:formula="of:=ROUND([.C91];5)" office:value-type="float" office:value="0.97493" calcext:value-type="float">
            <text:p>0.97493</text:p>
          </table:table-cell>
          <table:table-cell table:formula="of:=ROUND([.D91];5)" office:value-type="float" office:value="0.96485" calcext:value-type="float">
            <text:p>0.96485</text:p>
          </table:table-cell>
          <table:table-cell table:formula="of:=[.A103]-[.C103]" office:value-type="float" office:value="0" calcext:value-type="float">
            <text:p>0</text:p>
          </table:table-cell>
          <table:table-cell table:formula="of:=[.B103]-[.D103]" office:value-type="float" office:value="0" calcext:value-type="float">
            <text:p>0</text:p>
          </table:table-cell>
          <table:table-cell table:formula="of:=[.A103]-[.A49]" office:value-type="float" office:value="0" calcext:value-type="float">
            <text:p>0</text:p>
          </table:table-cell>
          <table:table-cell table:formula="of:=[.B103]-[.B49]" office:value-type="float" office:value="0" calcext:value-type="float">
            <text:p>0</text:p>
          </table:table-cell>
          <table:table-cell table:formula="of:=[.C103]-[.C49]" office:value-type="float" office:value="0" calcext:value-type="float">
            <text:p>0</text:p>
          </table:table-cell>
          <table:table-cell table:formula="of:=[.D103]-[.D49]" office:value-type="float" office:value="0" calcext:value-type="float">
            <text:p>0</text:p>
          </table:table-cell>
        </table:table-row>
        <table:table-row table:style-name="ro1">
          <table:table-cell table:formula="of:=ROUND([.A92];5)" office:value-type="float" office:value="0.94586" calcext:value-type="float">
            <text:p>0.94586</text:p>
          </table:table-cell>
          <table:table-cell table:formula="of:=ROUND([.B92];5)" office:value-type="float" office:value="0.99303" calcext:value-type="float">
            <text:p>0.99303</text:p>
          </table:table-cell>
          <table:table-cell table:formula="of:=ROUND([.C92];5)" office:value-type="float" office:value="0.94586" calcext:value-type="float">
            <text:p>0.94586</text:p>
          </table:table-cell>
          <table:table-cell table:style-name="ce9" office:value-type="float" office:value="0.99303" calcext:value-type="float">
            <text:p>0.99303</text:p>
          </table:table-cell>
          <table:table-cell table:formula="of:=[.A104]-[.C104]" office:value-type="float" office:value="0" calcext:value-type="float">
            <text:p>0</text:p>
          </table:table-cell>
          <table:table-cell table:formula="of:=[.B104]-[.D104]" office:value-type="float" office:value="0" calcext:value-type="float">
            <text:p>0</text:p>
          </table:table-cell>
          <table:table-cell table:formula="of:=[.A104]-[.A50]" office:value-type="float" office:value="0" calcext:value-type="float">
            <text:p>0</text:p>
          </table:table-cell>
          <table:table-cell table:formula="of:=[.B104]-[.B50]" office:value-type="float" office:value="0" calcext:value-type="float">
            <text:p>0</text:p>
          </table:table-cell>
          <table:table-cell table:formula="of:=[.C104]-[.C50]" office:value-type="float" office:value="0" calcext:value-type="float">
            <text:p>0</text:p>
          </table:table-cell>
          <table:table-cell table:formula="of:=[.D104]-[.D50]" office:value-type="float" office:value="0" calcext:value-type="float">
            <text:p>0</text:p>
          </table:table-cell>
        </table:table-row>
        <table:table-row table:style-name="ro1">
          <table:table-cell table:formula="of:=ROUND([.A93];5)" office:value-type="float" office:value="0.91558" calcext:value-type="float">
            <text:p>0.91558</text:p>
          </table:table-cell>
          <table:table-cell table:formula="of:=ROUND([.B93];5)" office:value-type="float" office:value="0.97249" calcext:value-type="float">
            <text:p>0.97249</text:p>
          </table:table-cell>
          <table:table-cell table:formula="of:=ROUND([.C93];5)" office:value-type="float" office:value="0.91558" calcext:value-type="float">
            <text:p>0.91558</text:p>
          </table:table-cell>
          <table:table-cell table:formula="of:=ROUND([.D93];5)" office:value-type="float" office:value="0.97249" calcext:value-type="float">
            <text:p>0.97249</text:p>
          </table:table-cell>
          <table:table-cell table:formula="of:=[.A105]-[.C105]" office:value-type="float" office:value="0" calcext:value-type="float">
            <text:p>0</text:p>
          </table:table-cell>
          <table:table-cell table:formula="of:=[.B105]-[.D105]" office:value-type="float" office:value="0" calcext:value-type="float">
            <text:p>0</text:p>
          </table:table-cell>
          <table:table-cell table:formula="of:=[.A105]-[.A51]" office:value-type="float" office:value="0" calcext:value-type="float">
            <text:p>0</text:p>
          </table:table-cell>
          <table:table-cell table:formula="of:=[.B105]-[.B51]" office:value-type="float" office:value="0" calcext:value-type="float">
            <text:p>0</text:p>
          </table:table-cell>
          <table:table-cell table:formula="of:=[.C105]-[.C51]" office:value-type="float" office:value="0" calcext:value-type="float">
            <text:p>0</text:p>
          </table:table-cell>
          <table:table-cell table:formula="of:=[.D105]-[.D51]" office:value-type="float" office:value="0" calcext:value-type="float">
            <text:p>0</text:p>
          </table:table-cell>
        </table:table-row>
        <table:table-row table:style-name="ro1">
          <table:table-cell table:formula="of:=ROUND([.A94];5)" office:value-type="float" office:value="0.94141" calcext:value-type="float">
            <text:p>0.94141</text:p>
          </table:table-cell>
          <table:table-cell table:formula="of:=ROUND([.B94];5)" office:value-type="float" office:value="0.95861" calcext:value-type="float">
            <text:p>0.95861</text:p>
          </table:table-cell>
          <table:table-cell table:formula="of:=ROUND([.C94];5)" office:value-type="float" office:value="0.94141" calcext:value-type="float">
            <text:p>0.94141</text:p>
          </table:table-cell>
          <table:table-cell table:formula="of:=ROUND([.D94];5)" office:value-type="float" office:value="0.95861" calcext:value-type="float">
            <text:p>0.95861</text:p>
          </table:table-cell>
          <table:table-cell table:formula="of:=[.A106]-[.C106]" office:value-type="float" office:value="0" calcext:value-type="float">
            <text:p>0</text:p>
          </table:table-cell>
          <table:table-cell table:formula="of:=[.B106]-[.D106]" office:value-type="float" office:value="0" calcext:value-type="float">
            <text:p>0</text:p>
          </table:table-cell>
          <table:table-cell table:formula="of:=[.A106]-[.A52]" office:value-type="float" office:value="0" calcext:value-type="float">
            <text:p>0</text:p>
          </table:table-cell>
          <table:table-cell table:formula="of:=[.B106]-[.B52]" office:value-type="float" office:value="0" calcext:value-type="float">
            <text:p>0</text:p>
          </table:table-cell>
          <table:table-cell table:formula="of:=[.C106]-[.C52]" office:value-type="float" office:value="0" calcext:value-type="float">
            <text:p>0</text:p>
          </table:table-cell>
          <table:table-cell table:formula="of:=[.D106]-[.D52]" office:value-type="float" office:value="0" calcext:value-type="float">
            <text:p>0</text:p>
          </table:table-cell>
        </table:table-row>
        <table:table-row table:style-name="ro1">
          <table:table-cell table:formula="of:=ROUND([.A95];5)" office:value-type="float" office:value="0.90724" calcext:value-type="float">
            <text:p>0.90724</text:p>
          </table:table-cell>
          <table:table-cell table:formula="of:=ROUND([.B95];5)" office:value-type="float" office:value="0.96618" calcext:value-type="float">
            <text:p>0.96618</text:p>
          </table:table-cell>
          <table:table-cell table:formula="of:=ROUND([.C95];5)" office:value-type="float" office:value="0.90724" calcext:value-type="float">
            <text:p>0.90724</text:p>
          </table:table-cell>
          <table:table-cell table:formula="of:=ROUND([.D95];5)" office:value-type="float" office:value="0.96618" calcext:value-type="float">
            <text:p>0.96618</text:p>
          </table:table-cell>
          <table:table-cell table:formula="of:=[.A107]-[.C107]" office:value-type="float" office:value="0" calcext:value-type="float">
            <text:p>0</text:p>
          </table:table-cell>
          <table:table-cell table:formula="of:=[.B107]-[.D107]" office:value-type="float" office:value="0" calcext:value-type="float">
            <text:p>0</text:p>
          </table:table-cell>
          <table:table-cell table:formula="of:=[.A107]-[.A53]" office:value-type="float" office:value="0" calcext:value-type="float">
            <text:p>0</text:p>
          </table:table-cell>
          <table:table-cell table:formula="of:=[.B107]-[.B53]" office:value-type="float" office:value="0" calcext:value-type="float">
            <text:p>0</text:p>
          </table:table-cell>
          <table:table-cell table:formula="of:=[.C107]-[.C53]" office:value-type="float" office:value="0" calcext:value-type="float">
            <text:p>0</text:p>
          </table:table-cell>
          <table:table-cell table:formula="of:=[.D107]-[.D53]" office:value-type="float" office:value="0" calcext:value-type="float">
            <text:p>0</text:p>
          </table:table-cell>
        </table:table-row>
        <table:table-row table:style-name="ro1">
          <table:table-cell table:formula="of:=ROUND([.A96];5)" office:value-type="float" office:value="0.97646" calcext:value-type="float">
            <text:p>0.97646</text:p>
          </table:table-cell>
          <table:table-cell table:formula="of:=ROUND([.B96];5)" office:value-type="float" office:value="0.93613" calcext:value-type="float">
            <text:p>0.93613</text:p>
          </table:table-cell>
          <table:table-cell table:formula="of:=ROUND([.C96];5)" office:value-type="float" office:value="0.97646" calcext:value-type="float">
            <text:p>0.97646</text:p>
          </table:table-cell>
          <table:table-cell table:formula="of:=ROUND([.D96];5)" office:value-type="float" office:value="0.93613" calcext:value-type="float">
            <text:p>0.93613</text:p>
          </table:table-cell>
          <table:table-cell table:formula="of:=[.A108]-[.C108]" office:value-type="float" office:value="0" calcext:value-type="float">
            <text:p>0</text:p>
          </table:table-cell>
          <table:table-cell table:formula="of:=[.B108]-[.D108]" office:value-type="float" office:value="0" calcext:value-type="float">
            <text:p>0</text:p>
          </table:table-cell>
          <table:table-cell table:formula="of:=[.A108]-[.A54]" office:value-type="float" office:value="0" calcext:value-type="float">
            <text:p>0</text:p>
          </table:table-cell>
          <table:table-cell table:formula="of:=[.B108]-[.B54]" office:value-type="float" office:value="0" calcext:value-type="float">
            <text:p>0</text:p>
          </table:table-cell>
          <table:table-cell table:formula="of:=[.C108]-[.C54]" office:value-type="float" office:value="0" calcext:value-type="float">
            <text:p>0</text:p>
          </table:table-cell>
          <table:table-cell table:formula="of:=[.D108]-[.D54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Nougat Test 4</text:p>
          </table:table-cell>
          <table:covered-table-cell/>
          <table:table-cell office:value-type="string" calcext:value-type="string" table:number-columns-spanned="2" table:number-rows-spanned="1">
            <text:p>Shadow Nougat Test 4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Nougat Tail A</text:p>
          </table:table-cell>
          <table:table-cell office:value-type="string" calcext:value-type="string">
            <text:p>Nougat Tail B</text:p>
          </table:table-cell>
          <table:table-cell office:value-type="string" calcext:value-type="string">
            <text:p>Shadow Nougat Tail A</text:p>
          </table:table-cell>
          <table:table-cell office:value-type="string" calcext:value-type="string">
            <text:p>Shadow Nougat Tail B</text:p>
          </table:table-cell>
          <table:table-cell office:value-type="string" calcext:value-type="string">
            <text:p>Difference Tail A</text:p>
          </table:table-cell>
          <table:table-cell office:value-type="string" calcext:value-type="string">
            <text:p>Difference Tail B</text:p>
          </table:table-cell>
          <table:table-cell table:number-columns-repeated="4"/>
        </table:table-row>
        <table:table-row table:style-name="ro1">
          <table:table-cell table:style-name="ce5" office:value-type="float" office:value="-0.476062649353295" calcext:value-type="float">
            <text:p>-0.476062649353295</text:p>
          </table:table-cell>
          <table:table-cell table:style-name="ce5" office:value-type="float" office:value="-0.492051802640206" calcext:value-type="float">
            <text:p>-0.492051802640206</text:p>
          </table:table-cell>
          <table:table-cell table:style-name="ce9" office:value-type="float" office:value="-0.476063" calcext:value-type="float">
            <text:p>-0.476063</text:p>
          </table:table-cell>
          <table:table-cell table:style-name="ce9" office:value-type="float" office:value="-0.492052" calcext:value-type="float">
            <text:p>-0.492052</text:p>
          </table:table-cell>
          <table:table-cell table:number-columns-repeated="6"/>
        </table:table-row>
        <table:table-row table:style-name="ro1">
          <table:table-cell table:style-name="ce5" office:value-type="float" office:value="-0.480675685762358" calcext:value-type="float">
            <text:p>-0.480675685762358</text:p>
          </table:table-cell>
          <table:table-cell table:style-name="ce5" office:value-type="float" office:value="-0.462177944300942" calcext:value-type="float">
            <text:p>-0.462177944300942</text:p>
          </table:table-cell>
          <table:table-cell table:style-name="ce10" office:value-type="string" calcext:value-type="string">
            <text:p> <text:span text:style-name="T5">-0.480676</text:span></text:p>
          </table:table-cell>
          <table:table-cell table:style-name="ce9" office:value-type="float" office:value="-0.462178" calcext:value-type="float">
            <text:p>-0.462178</text:p>
          </table:table-cell>
          <table:table-cell table:number-columns-repeated="6"/>
        </table:table-row>
        <table:table-row table:style-name="ro1">
          <table:table-cell table:style-name="ce5" office:value-type="float" office:value="-0.436121462487332" calcext:value-type="float">
            <text:p>-0.436121462487332</text:p>
          </table:table-cell>
          <table:table-cell table:style-name="ce5" office:value-type="float" office:value="-0.476989941654124" calcext:value-type="float">
            <text:p>-0.476989941654124</text:p>
          </table:table-cell>
          <table:table-cell table:style-name="ce9" office:value-type="float" office:value="-0.436121" calcext:value-type="float">
            <text:p>-0.436121</text:p>
          </table:table-cell>
          <table:table-cell table:style-name="ce9" office:value-type="float" office:value="-0.47699" calcext:value-type="float">
            <text:p>-0.47699</text:p>
          </table:table-cell>
          <table:table-cell table:number-columns-repeated="6"/>
        </table:table-row>
        <table:table-row table:style-name="ro1">
          <table:table-cell table:style-name="ce5" office:value-type="float" office:value="-0.484858515068739" calcext:value-type="float">
            <text:p>-0.484858515068739</text:p>
          </table:table-cell>
          <table:table-cell table:style-name="ce5" office:value-type="float" office:value="-0.480853422558787" calcext:value-type="float">
            <text:p>-0.480853422558787</text:p>
          </table:table-cell>
          <table:table-cell table:style-name="ce9" office:value-type="float" office:value="-0.484859" calcext:value-type="float">
            <text:p>-0.484859</text:p>
          </table:table-cell>
          <table:table-cell table:style-name="ce9" office:value-type="float" office:value="-0.480853" calcext:value-type="float">
            <text:p>-0.480853</text:p>
          </table:table-cell>
          <table:table-cell table:number-columns-repeated="6"/>
        </table:table-row>
        <table:table-row table:style-name="ro1">
          <table:table-cell table:style-name="ce5" office:value-type="float" office:value="-0.493393069339716" calcext:value-type="float">
            <text:p>-0.493393069339716</text:p>
          </table:table-cell>
          <table:table-cell table:style-name="ce5" office:value-type="float" office:value="-0.463287493592604" calcext:value-type="float">
            <text:p>-0.463287493592604</text:p>
          </table:table-cell>
          <table:table-cell table:style-name="ce9" office:value-type="float" office:value="-0.493393" calcext:value-type="float">
            <text:p>-0.493393</text:p>
          </table:table-cell>
          <table:table-cell table:style-name="ce9" office:value-type="float" office:value="-0.463287" calcext:value-type="float">
            <text:p>-0.463287</text:p>
          </table:table-cell>
          <table:table-cell table:number-columns-repeated="6"/>
        </table:table-row>
        <table:table-row table:style-name="ro1">
          <table:table-cell table:style-name="ce5" office:value-type="float" office:value="-0.49909186371291" calcext:value-type="float">
            <text:p>-0.49909186371291</text:p>
          </table:table-cell>
          <table:table-cell table:style-name="ce5" office:value-type="float" office:value="-0.482381618466091" calcext:value-type="float">
            <text:p>-0.482381618466091</text:p>
          </table:table-cell>
          <table:table-cell table:style-name="ce9" office:value-type="float" office:value="-0.499092" calcext:value-type="float">
            <text:p>-0.499092</text:p>
          </table:table-cell>
          <table:table-cell table:style-name="ce9" office:value-type="float" office:value="-0.482382" calcext:value-type="float">
            <text:p>-0.482382</text:p>
          </table:table-cell>
          <table:table-cell table:number-columns-repeated="6"/>
        </table:table-row>
        <table:table-row table:style-name="ro1">
          <table:table-cell table:style-name="ce5" office:value-type="float" office:value="-0.479908017818922" calcext:value-type="float">
            <text:p>-0.479908017818922</text:p>
          </table:table-cell>
          <table:table-cell table:style-name="ce5" office:value-type="float" office:value="-0.493550774581387" calcext:value-type="float">
            <text:p>-0.493550774581387</text:p>
          </table:table-cell>
          <table:table-cell table:style-name="ce9" office:value-type="float" office:value="-0.479908" calcext:value-type="float">
            <text:p>-0.479908</text:p>
          </table:table-cell>
          <table:table-cell table:style-name="ce9" office:value-type="float" office:value="-0.493551" calcext:value-type="float">
            <text:p>-0.493551</text:p>
          </table:table-cell>
          <table:table-cell table:number-columns-repeated="6"/>
        </table:table-row>
        <table:table-row table:style-name="ro1">
          <table:table-cell table:style-name="ce5" office:value-type="float" office:value="-0.47543293268389" calcext:value-type="float">
            <text:p>-0.47543293268389</text:p>
          </table:table-cell>
          <table:table-cell table:style-name="ce5" office:value-type="float" office:value="-0.480589170170635" calcext:value-type="float">
            <text:p>-0.480589170170635</text:p>
          </table:table-cell>
          <table:table-cell table:style-name="ce9" office:value-type="float" office:value="-0.475433" calcext:value-type="float">
            <text:p>-0.475433</text:p>
          </table:table-cell>
          <table:table-cell table:style-name="ce9" office:value-type="float" office:value="-0.480589" calcext:value-type="float">
            <text:p>-0.480589</text:p>
          </table:table-cell>
          <table:table-cell table:number-columns-repeated="6"/>
        </table:table-row>
        <table:table-row table:style-name="ro1">
          <table:table-cell table:style-name="ce5" office:value-type="float" office:value="-0.481958670384047" calcext:value-type="float">
            <text:p>-0.481958670384047</text:p>
          </table:table-cell>
          <table:table-cell table:style-name="ce5" office:value-type="float" office:value="-0.477399437004327" calcext:value-type="float">
            <text:p>-0.477399437004327</text:p>
          </table:table-cell>
          <table:table-cell table:style-name="ce9" office:value-type="float" office:value="-0.481959" calcext:value-type="float">
            <text:p>-0.481959</text:p>
          </table:table-cell>
          <table:table-cell table:style-name="ce9" office:value-type="float" office:value="-0.477399" calcext:value-type="float">
            <text:p>-0.477399</text:p>
          </table:table-cell>
          <table:table-cell table:number-columns-repeated="6"/>
        </table:table-row>
        <table:table-row table:style-name="ro1">
          <table:table-cell table:style-name="ce5" office:value-type="float" office:value="-0.432968611392368" calcext:value-type="float">
            <text:p>-0.432968611392368</text:p>
          </table:table-cell>
          <table:table-cell table:style-name="ce5" office:value-type="float" office:value="-0.470382195138263" calcext:value-type="float">
            <text:p>-0.470382195138263</text:p>
          </table:table-cell>
          <table:table-cell table:style-name="ce9" office:value-type="float" office:value="-0.432969" calcext:value-type="float">
            <text:p>-0.432969</text:p>
          </table:table-cell>
          <table:table-cell table:style-name="ce9" office:value-type="float" office:value="-0.470382" calcext:value-type="float">
            <text:p>-0.470382</text:p>
          </table:table-cell>
          <table:table-cell table:number-columns-repeated="6"/>
        </table:table-row>
        <table:table-row table:style-name="ro1">
          <table:table-cell table:style-name="ce5" office:value-type="float" office:value="-0.482775868403395" calcext:value-type="float">
            <text:p>-0.482775868403395</text:p>
          </table:table-cell>
          <table:table-cell table:style-name="ce5" office:value-type="float" office:value="-0.47723137870648" calcext:value-type="float">
            <text:p>-0.47723137870648</text:p>
          </table:table-cell>
          <table:table-cell table:style-name="ce9" office:value-type="float" office:value="-0.482776" calcext:value-type="float">
            <text:p>-0.482776</text:p>
          </table:table-cell>
          <table:table-cell table:style-name="ce9" office:value-type="float" office:value="-0.477231" calcext:value-type="float">
            <text:p>-0.47723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formula="of:=ROUND([.A112];5)" office:value-type="float" office:value="-0.47606" calcext:value-type="float">
            <text:p>-0.47606</text:p>
          </table:table-cell>
          <table:table-cell table:formula="of:=ROUND([.B112];5)" office:value-type="float" office:value="-0.49205" calcext:value-type="float">
            <text:p>-0.49205</text:p>
          </table:table-cell>
          <table:table-cell table:formula="of:=ROUND([.C112];5)" office:value-type="float" office:value="-0.47606" calcext:value-type="float">
            <text:p>-0.47606</text:p>
          </table:table-cell>
          <table:table-cell table:formula="of:=ROUND([.D112];5)" office:value-type="float" office:value="-0.49205" calcext:value-type="float">
            <text:p>-0.49205</text:p>
          </table:table-cell>
          <table:table-cell table:formula="of:=[.A124]-[.C124]" office:value-type="float" office:value="0" calcext:value-type="float">
            <text:p>0</text:p>
          </table:table-cell>
          <table:table-cell table:formula="of:=[.B124]-[.D1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113];5)" office:value-type="float" office:value="-0.48068" calcext:value-type="float">
            <text:p>-0.48068</text:p>
          </table:table-cell>
          <table:table-cell table:formula="of:=ROUND([.B113];5)" office:value-type="float" office:value="-0.46218" calcext:value-type="float">
            <text:p>-0.46218</text:p>
          </table:table-cell>
          <table:table-cell table:formula="of:=ROUND([.C113];5)" office:value-type="float" office:value="-0.48068" calcext:value-type="float">
            <text:p>-0.48068</text:p>
          </table:table-cell>
          <table:table-cell table:formula="of:=ROUND([.D113];5)" office:value-type="float" office:value="-0.46218" calcext:value-type="float">
            <text:p>-0.46218</text:p>
          </table:table-cell>
          <table:table-cell table:formula="of:=[.A125]-[.C125]" office:value-type="float" office:value="0" calcext:value-type="float">
            <text:p>0</text:p>
          </table:table-cell>
          <table:table-cell table:formula="of:=[.B125]-[.D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114];5)" office:value-type="float" office:value="-0.43612" calcext:value-type="float">
            <text:p>-0.43612</text:p>
          </table:table-cell>
          <table:table-cell table:formula="of:=ROUND([.B114];5)" office:value-type="float" office:value="-0.47699" calcext:value-type="float">
            <text:p>-0.47699</text:p>
          </table:table-cell>
          <table:table-cell table:formula="of:=ROUND([.C114];5)" office:value-type="float" office:value="-0.43612" calcext:value-type="float">
            <text:p>-0.43612</text:p>
          </table:table-cell>
          <table:table-cell table:formula="of:=ROUND([.D114];5)" office:value-type="float" office:value="-0.47699" calcext:value-type="float">
            <text:p>-0.47699</text:p>
          </table:table-cell>
          <table:table-cell table:formula="of:=[.A126]-[.C126]" office:value-type="float" office:value="0" calcext:value-type="float">
            <text:p>0</text:p>
          </table:table-cell>
          <table:table-cell table:formula="of:=[.B126]-[.D1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115];5)" office:value-type="float" office:value="-0.48486" calcext:value-type="float">
            <text:p>-0.48486</text:p>
          </table:table-cell>
          <table:table-cell table:formula="of:=ROUND([.B115];5)" office:value-type="float" office:value="-0.48085" calcext:value-type="float">
            <text:p>-0.48085</text:p>
          </table:table-cell>
          <table:table-cell table:formula="of:=ROUND([.C115];5)" office:value-type="float" office:value="-0.48486" calcext:value-type="float">
            <text:p>-0.48486</text:p>
          </table:table-cell>
          <table:table-cell table:formula="of:=ROUND([.D115];5)" office:value-type="float" office:value="-0.48085" calcext:value-type="float">
            <text:p>-0.48085</text:p>
          </table:table-cell>
          <table:table-cell table:formula="of:=[.A127]-[.C127]" office:value-type="float" office:value="0" calcext:value-type="float">
            <text:p>0</text:p>
          </table:table-cell>
          <table:table-cell table:formula="of:=[.B127]-[.D1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116];5)" office:value-type="float" office:value="-0.49339" calcext:value-type="float">
            <text:p>-0.49339</text:p>
          </table:table-cell>
          <table:table-cell table:formula="of:=ROUND([.B116];5)" office:value-type="float" office:value="-0.46329" calcext:value-type="float">
            <text:p>-0.46329</text:p>
          </table:table-cell>
          <table:table-cell table:formula="of:=ROUND([.C116];5)" office:value-type="float" office:value="-0.49339" calcext:value-type="float">
            <text:p>-0.49339</text:p>
          </table:table-cell>
          <table:table-cell table:formula="of:=ROUND([.D116];5)" office:value-type="float" office:value="-0.46329" calcext:value-type="float">
            <text:p>-0.46329</text:p>
          </table:table-cell>
          <table:table-cell table:formula="of:=[.A128]-[.C128]" office:value-type="float" office:value="0" calcext:value-type="float">
            <text:p>0</text:p>
          </table:table-cell>
          <table:table-cell table:formula="of:=[.B128]-[.D1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117];5)" office:value-type="float" office:value="-0.49909" calcext:value-type="float">
            <text:p>-0.49909</text:p>
          </table:table-cell>
          <table:table-cell table:formula="of:=ROUND([.B117];5)" office:value-type="float" office:value="-0.48238" calcext:value-type="float">
            <text:p>-0.48238</text:p>
          </table:table-cell>
          <table:table-cell table:formula="of:=ROUND([.C117];5)" office:value-type="float" office:value="-0.49909" calcext:value-type="float">
            <text:p>-0.49909</text:p>
          </table:table-cell>
          <table:table-cell table:formula="of:=ROUND([.D117];5)" office:value-type="float" office:value="-0.48238" calcext:value-type="float">
            <text:p>-0.48238</text:p>
          </table:table-cell>
          <table:table-cell table:formula="of:=[.A129]-[.C129]" office:value-type="float" office:value="0" calcext:value-type="float">
            <text:p>0</text:p>
          </table:table-cell>
          <table:table-cell table:formula="of:=[.B129]-[.D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118];5)" office:value-type="float" office:value="-0.47991" calcext:value-type="float">
            <text:p>-0.47991</text:p>
          </table:table-cell>
          <table:table-cell table:formula="of:=ROUND([.B118];5)" office:value-type="float" office:value="-0.49355" calcext:value-type="float">
            <text:p>-0.49355</text:p>
          </table:table-cell>
          <table:table-cell table:formula="of:=ROUND([.C118];5)" office:value-type="float" office:value="-0.47991" calcext:value-type="float">
            <text:p>-0.47991</text:p>
          </table:table-cell>
          <table:table-cell table:formula="of:=ROUND([.D118];5)" office:value-type="float" office:value="-0.49355" calcext:value-type="float">
            <text:p>-0.49355</text:p>
          </table:table-cell>
          <table:table-cell table:formula="of:=[.A130]-[.C130]" office:value-type="float" office:value="0" calcext:value-type="float">
            <text:p>0</text:p>
          </table:table-cell>
          <table:table-cell table:formula="of:=[.B130]-[.D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119];5)" office:value-type="float" office:value="-0.47543" calcext:value-type="float">
            <text:p>-0.47543</text:p>
          </table:table-cell>
          <table:table-cell table:formula="of:=ROUND([.B119];5)" office:value-type="float" office:value="-0.48059" calcext:value-type="float">
            <text:p>-0.48059</text:p>
          </table:table-cell>
          <table:table-cell table:formula="of:=ROUND([.C119];5)" office:value-type="float" office:value="-0.47543" calcext:value-type="float">
            <text:p>-0.47543</text:p>
          </table:table-cell>
          <table:table-cell table:formula="of:=ROUND([.D119];5)" office:value-type="float" office:value="-0.48059" calcext:value-type="float">
            <text:p>-0.48059</text:p>
          </table:table-cell>
          <table:table-cell table:formula="of:=[.A131]-[.C131]" office:value-type="float" office:value="0" calcext:value-type="float">
            <text:p>0</text:p>
          </table:table-cell>
          <table:table-cell table:formula="of:=[.B131]-[.D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120];5)" office:value-type="float" office:value="-0.48196" calcext:value-type="float">
            <text:p>-0.48196</text:p>
          </table:table-cell>
          <table:table-cell table:formula="of:=ROUND([.B120];5)" office:value-type="float" office:value="-0.4774" calcext:value-type="float">
            <text:p>-0.4774</text:p>
          </table:table-cell>
          <table:table-cell table:formula="of:=ROUND([.C120];5)" office:value-type="float" office:value="-0.48196" calcext:value-type="float">
            <text:p>-0.48196</text:p>
          </table:table-cell>
          <table:table-cell table:formula="of:=ROUND([.D120];5)" office:value-type="float" office:value="-0.4774" calcext:value-type="float">
            <text:p>-0.4774</text:p>
          </table:table-cell>
          <table:table-cell table:formula="of:=[.A132]-[.C132]" office:value-type="float" office:value="0" calcext:value-type="float">
            <text:p>0</text:p>
          </table:table-cell>
          <table:table-cell table:formula="of:=[.B132]-[.D1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121];5)" office:value-type="float" office:value="-0.43297" calcext:value-type="float">
            <text:p>-0.43297</text:p>
          </table:table-cell>
          <table:table-cell table:formula="of:=ROUND([.B121];5)" office:value-type="float" office:value="-0.47038" calcext:value-type="float">
            <text:p>-0.47038</text:p>
          </table:table-cell>
          <table:table-cell table:formula="of:=ROUND([.C121];5)" office:value-type="float" office:value="-0.43297" calcext:value-type="float">
            <text:p>-0.43297</text:p>
          </table:table-cell>
          <table:table-cell table:formula="of:=ROUND([.D121];5)" office:value-type="float" office:value="-0.47038" calcext:value-type="float">
            <text:p>-0.47038</text:p>
          </table:table-cell>
          <table:table-cell table:formula="of:=[.A133]-[.C133]" office:value-type="float" office:value="0" calcext:value-type="float">
            <text:p>0</text:p>
          </table:table-cell>
          <table:table-cell table:formula="of:=[.B133]-[.D1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ROUND([.A122];5)" office:value-type="float" office:value="-0.48278" calcext:value-type="float">
            <text:p>-0.48278</text:p>
          </table:table-cell>
          <table:table-cell table:formula="of:=ROUND([.B122];5)" office:value-type="float" office:value="-0.47723" calcext:value-type="float">
            <text:p>-0.47723</text:p>
          </table:table-cell>
          <table:table-cell table:formula="of:=ROUND([.C122];5)" office:value-type="float" office:value="-0.48278" calcext:value-type="float">
            <text:p>-0.48278</text:p>
          </table:table-cell>
          <table:table-cell table:formula="of:=ROUND([.D122];5)" office:value-type="float" office:value="-0.47723" calcext:value-type="float">
            <text:p>-0.47723</text:p>
          </table:table-cell>
          <table:table-cell table:formula="of:=[.A134]-[.C134]" office:value-type="float" office:value="0" calcext:value-type="float">
            <text:p>0</text:p>
          </table:table-cell>
          <table:table-cell table:formula="of:=[.B134]-[.D134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5:38:45.039680845</meta:creation-date>
    <dc:date>2022-10-04T08:38:08.000099265</dc:date>
    <meta:editing-duration>PT10M37S</meta:editing-duration>
    <meta:editing-cycles>1</meta:editing-cycles>
    <meta:document-statistic meta:table-count="1" meta:cell-count="656" meta:object-count="0"/>
    <meta:generator>LibreOffice/7.3.6.2$Linux_X86_64 LibreOffice_project/30$Build-2</meta:generator>
  </office:meta>
</office:document-meta>
</file>